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明朝" svg:font-family="'ＭＳ 明朝'" style:font-family-generic="roman"/>
    <style:font-face style:name="Arial Unicode MS2" svg:font-family="'Arial Unicode MS'" style:font-family-generic="swiss"/>
    <style:font-face style:name="MS  Pゴシック" svg:font-family="'MS  Pゴシック'" style:font-family-generic="swiss"/>
    <style:font-face style:name="MSPゴシック" svg:font-family="MSPゴシック" style:font-family-generic="swiss"/>
    <style:font-face style:name="Monaco1" svg:font-family="Monaco" style:font-family-generic="modern" style:font-pitch="fixed"/>
    <style:font-face style:name="ＭＳ 明朝1" svg:font-family="'ＭＳ 明朝'" style:font-pitch="variable"/>
    <style:font-face style:name="Arial Unicode MS1" svg:font-family="'Arial Unicode MS'" style:font-family-generic="modern" style:font-pitch="variable"/>
    <style:font-face style:name="Liberation Serif2" svg:font-family="'Liberation Serif'" style:font-family-generic="modern" style:font-pitch="variable"/>
    <style:font-face style:name="Monaco" svg:font-family="Monaco" style:font-family-generic="modern" style:font-pitch="variable"/>
    <style:font-face style:name="ＭＳ Ｐゴシック1" svg:font-family="'ＭＳ Ｐゴシック'" style:font-family-generic="modern" style:font-pitch="variable"/>
    <style:font-face style:name="ＭＳ Ｐ明朝2" svg:font-family="'ＭＳ Ｐ明朝'"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S  Pゴシック1" svg:font-family="'MS  Pゴシック'" style:font-family-generic="swiss" style:font-pitch="variable"/>
    <style:font-face style:name="MSPゴシック1" svg:font-family="MSPゴシック" style:font-family-generic="swiss" style:font-pitch="variable"/>
    <style:font-face style:name="ＭＳ Ｐゴシック" svg:font-family="'ＭＳ Ｐゴシック'" style:font-family-generic="swiss" style:font-pitch="variable"/>
    <style:font-face style:name="ＭＳ Ｐ明朝1" svg:font-family="'ＭＳ Ｐ明朝'" style:font-family-generic="swiss" style:font-pitch="variable"/>
    <style:font-face style:name="Arial Unicode MS" svg:font-family="'Arial Unicode MS'" style:font-family-generic="system" style:font-pitch="variable"/>
    <style:font-face style:name="ＭＳ Ｐゴシック2"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text-properties officeooo:rsid="0024e2aa" officeooo:paragraph-rsid="0024e2aa"/>
    </style:style>
    <style:style style:name="P2" style:family="paragraph" style:parent-style-name="Footer">
      <style:paragraph-properties fo:text-align="center" style:justify-single-word="false"/>
      <style:text-properties officeooo:rsid="0025ba28" officeooo:paragraph-rsid="0025ba28"/>
    </style:style>
    <style:style style:name="P3" style:family="paragraph" style:parent-style-name="Standard">
      <style:paragraph-properties fo:break-before="page"/>
      <style:text-properties officeooo:paragraph-rsid="001ce5f0"/>
    </style:style>
    <style:style style:name="P4" style:family="paragraph" style:parent-style-name="Standard">
      <style:paragraph-properties fo:break-before="page"/>
      <style:text-properties officeooo:paragraph-rsid="001d688d"/>
    </style:style>
    <style:style style:name="P5" style:family="paragraph" style:parent-style-name="Standard">
      <style:paragraph-properties fo:break-before="page"/>
      <style:text-properties officeooo:paragraph-rsid="001f94c5"/>
    </style:style>
    <style:style style:name="P6" style:family="paragraph" style:parent-style-name="Standard">
      <style:paragraph-properties fo:text-align="end" style:justify-single-word="false"/>
      <style:text-properties officeooo:paragraph-rsid="00196d35" style:language-asian="ja" style:country-asian="JP"/>
    </style:style>
    <style:style style:name="P7" style:family="paragraph" style:parent-style-name="Standard">
      <style:text-properties officeooo:paragraph-rsid="00196d35" style:language-asian="ja" style:country-asian="JP"/>
    </style:style>
    <style:style style:name="P8" style:family="paragraph" style:parent-style-name="Standard">
      <style:paragraph-properties fo:text-align="center" style:justify-single-word="false"/>
      <style:text-properties officeooo:paragraph-rsid="00196d35" style:language-asian="ja" style:country-asian="JP"/>
    </style:style>
    <style:style style:name="P9" style:family="paragraph" style:parent-style-name="Standard">
      <style:paragraph-properties fo:text-align="center" style:justify-single-word="false"/>
      <style:text-properties fo:font-size="20pt" officeooo:paragraph-rsid="00196d35" style:font-name-asian="ＭＳ 明朝" style:font-size-asian="20pt" style:language-asian="ja" style:country-asian="JP" style:font-size-complex="20pt"/>
    </style:style>
    <style:style style:name="P10" style:family="paragraph" style:parent-style-name="Standard">
      <style:paragraph-properties fo:text-align="center" style:justify-single-word="false"/>
      <style:text-properties fo:font-size="20pt" fo:font-weight="bold" officeooo:paragraph-rsid="00196d35" style:font-name-asian="ＭＳ 明朝" style:font-size-asian="20pt" style:language-asian="ja" style:country-asian="JP" style:font-weight-asian="bold" style:font-size-complex="20pt" style:font-weight-complex="bold"/>
    </style:style>
    <style:style style:name="P11" style:family="paragraph" style:parent-style-name="Standard">
      <style:paragraph-properties fo:text-align="center" style:justify-single-word="false"/>
      <style:text-properties fo:font-size="20pt" fo:font-weight="bold" officeooo:rsid="00196d35" officeooo:paragraph-rsid="00196d35" style:font-name-asian="ＭＳ 明朝" style:font-size-asian="20pt" style:language-asian="ja" style:country-asian="JP" style:font-weight-asian="bold" style:font-size-complex="20pt" style:font-weight-complex="bold"/>
    </style:style>
    <style:style style:name="P12" style:family="paragraph" style:parent-style-name="Standard">
      <style:paragraph-properties fo:text-align="end" style:justify-single-word="false"/>
      <style:text-properties fo:font-size="12pt" officeooo:paragraph-rsid="00196d35" style:font-name-asian="ＭＳ 明朝1" style:font-size-asian="12pt" style:language-asian="ja" style:country-asian="JP" style:font-size-complex="12pt"/>
    </style:style>
    <style:style style:name="P13" style:family="paragraph" style:parent-style-name="Standard" style:master-page-name="First_20_Page">
      <style:paragraph-properties fo:text-align="start" style:justify-single-word="false" style:page-number="auto"/>
      <style:text-properties fo:font-size="12pt" officeooo:paragraph-rsid="00196d35" style:font-name-asian="ＭＳ 明朝" style:font-size-asian="12pt" style:language-asian="ja" style:country-asian="JP" style:font-size-complex="12pt"/>
    </style:style>
    <style:style style:name="P14" style:family="paragraph" style:parent-style-name="Standard" style:master-page-name="Standard">
      <style:paragraph-properties style:page-number="1" fo:break-before="page"/>
    </style:style>
    <style:style style:name="P15" style:family="paragraph">
      <style:text-properties style:font-name="MSPゴシック" fo:font-size="10pt" style:font-name-asian="MSPゴシック" style:font-size-asian="10pt" style:font-size-complex="10pt"/>
    </style:style>
    <style:style style:name="P16" style:family="paragraph">
      <style:paragraph-properties fo:text-align="center"/>
    </style:style>
    <style:style style:name="P17" style:family="paragraph">
      <style:paragraph-properties fo:text-align="center"/>
      <style:text-properties fo:font-size="12pt"/>
    </style:style>
    <style:style style:name="P18" style:family="paragraph">
      <style:paragraph-properties fo:text-align="center" style:text-autospace="none"/>
    </style:style>
    <style:style style:name="P19" style:family="paragraph">
      <style:paragraph-properties fo:text-align="center" style:text-autospace="none"/>
      <style:text-properties style:font-name="ＭＳ Ｐゴシック" fo:font-size="9pt" style:font-name-asian="Monaco1" style:font-size-asian="9pt" style:font-name-complex="Monaco1" style:font-size-complex="9pt"/>
    </style:style>
    <style:style style:name="P20" style:family="paragraph">
      <style:paragraph-properties fo:text-align="center"/>
      <style:text-properties fo:font-size="9pt" style:font-name-asian="ＭＳ Ｐゴシック1" style:font-size-asian="9pt" style:font-size-complex="9pt"/>
    </style:style>
    <style:style style:name="P21" style:family="paragraph">
      <style:paragraph-properties fo:text-align="center"/>
      <style:text-properties style:font-name="ＭＳ Ｐゴシック" fo:font-size="12pt"/>
    </style:style>
    <style:style style:name="P22" style:family="paragraph">
      <style:paragraph-properties fo:text-align="center"/>
      <style:text-properties style:font-name="MS  Pゴシック" fo:font-size="9pt" style:font-name-asian="MS  Pゴシック" style:font-size-asian="9pt" style:font-size-complex="9pt"/>
    </style:style>
    <style:style style:name="P23" style:family="paragraph">
      <style:paragraph-properties fo:text-align="center" style:text-autospace="none"/>
      <style:text-properties style:font-name="ＭＳ Ｐゴシック1" fo:font-size="9pt" style:font-name-asian="Monaco1" style:font-size-asian="9pt" style:font-name-complex="Monaco1" style:font-size-complex="9pt"/>
    </style:style>
    <style:style style:name="P24" style:family="paragraph">
      <style:paragraph-properties fo:text-align="center"/>
      <style:text-properties fo:font-size="9pt" style:font-size-asian="9pt" style:font-size-complex="9pt"/>
    </style:style>
    <style:style style:name="P25" style:family="paragraph">
      <style:paragraph-properties fo:text-align="center"/>
      <style:text-properties style:font-name="MS  Pゴシック" fo:font-size="10pt" style:font-name-asian="ＭＳ Ｐゴシック1" style:font-size-asian="10pt" style:font-size-complex="10pt"/>
    </style:style>
    <style:style style:name="P26" style:family="paragraph">
      <style:paragraph-properties fo:text-align="center"/>
      <style:text-properties style:font-name="MS  Pゴシック" fo:font-size="9pt" style:font-name-asian="ＭＳ Ｐゴシック1" style:font-size-asian="9pt" style:font-size-complex="9pt"/>
    </style:style>
    <style:style style:name="P27" style:family="paragraph">
      <style:paragraph-properties fo:text-align="center"/>
      <style:text-properties fo:font-size="10pt" style:font-name-asian="ＭＳ Ｐゴシック1" style:font-size-asian="10pt" style:font-size-complex="10pt"/>
    </style:style>
    <style:style style:name="T1" style:family="text">
      <style:text-properties style:font-name="MSPゴシック" fo:font-size="10pt" style:font-name-asian="MSPゴシック" style:font-size-asian="10pt" style:font-size-complex="10pt"/>
    </style:style>
    <style:style style:name="T2" style:family="text">
      <style:text-properties style:font-name="ＭＳ Ｐゴシック" fo:font-size="9pt" style:font-name-asian="Monaco1" style:font-size-asian="9pt" style:font-name-complex="Monaco1" style:font-size-complex="9pt"/>
    </style:style>
    <style:style style:name="T3" style:family="text">
      <style:text-properties fo:font-size="9pt" style:font-name-asian="ＭＳ Ｐゴシック1" style:font-size-asian="9pt" style:font-size-complex="9pt"/>
    </style:style>
    <style:style style:name="T4" style:family="text">
      <style:text-properties style:font-name="ＭＳ Ｐゴシック" fo:font-size="12pt"/>
    </style:style>
    <style:style style:name="T5" style:family="text">
      <style:text-properties style:font-name="MS  Pゴシック" fo:font-size="9pt" style:font-name-asian="MS  Pゴシック" style:font-size-asian="9pt" style:font-size-complex="9pt"/>
    </style:style>
    <style:style style:name="T6" style:family="text">
      <style:text-properties style:font-name="MS  Pゴシック" fo:font-size="9pt" style:font-name-asian="ＭＳ Ｐゴシック1" style:font-size-asian="9pt" style:font-size-complex="9pt"/>
    </style:style>
    <style:style style:name="T7" style:family="text">
      <style:text-properties style:font-name="ＭＳ Ｐゴシック1" fo:font-size="9pt" style:font-name-asian="MS  Pゴシック" style:font-size-asian="9pt" style:font-name-complex="Monaco1" style:font-size-complex="9pt"/>
    </style:style>
    <style:style style:name="T8" style:family="text">
      <style:text-properties style:font-name="ＭＳ Ｐゴシック1" fo:font-size="9pt" style:font-name-asian="Monaco1" style:font-size-asian="9pt" style:font-name-complex="Monaco1" style:font-size-complex="9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style:style style:name="gr1" style:family="graphic">
      <style:graphic-properties draw:stroke="none" svg:stroke-color="#000000" draw:marker-end="Arrow" draw:fill="none" draw:fill-color="#ffffff" fo:min-height="56.81pt" style:run-through="foreground" style:vertical-pos="from-top" style:vertical-rel="page"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vertical-pos="from-top" style:vertical-rel="page" style:horizontal-pos="from-left" style:horizontal-rel="paragraph" draw:wrap-influence-on-position="once-concurrent" style:flow-with-text="false"/>
    </style:style>
    <style:style style:name="gr3" style:family="graphic">
      <style:graphic-properties style:run-through="foreground" style:vertical-pos="from-top" style:horizontal-pos="from-left" style:horizontal-rel="paragraph" draw:wrap-influence-on-position="once-concurrent" style:flow-with-text="false"/>
    </style:style>
    <style:style style:name="gr4" style:family="graphic">
      <style:graphic-properties svg:stroke-color="#000000" draw:marker-end="Arrow" draw:marker-end-width="5.64pt" draw:fill="solid" draw:fill-color="#ffffff" draw:textarea-horizontal-align="center" draw:textarea-vertical-align="middle" style:run-through="foreground"/>
    </style:style>
    <style:style style:name="gr5" style:family="graphic">
      <style:graphic-properties svg:stroke-color="#000000" draw:fill="solid" draw:fill-color="#ffffff" draw:textarea-horizontal-align="center" draw:textarea-vertical-align="middle" style:run-through="foreground"/>
    </style:style>
    <style:style style:name="gr6" style:family="graphic">
      <style:graphic-properties style:run-through="foreground"/>
    </style:style>
    <style:style style:name="gr7" style:family="graphic">
      <style:graphic-properties svg:stroke-color="#000000" draw:marker-end="Arrow" draw:marker-end-width="8.5pt" draw:fill="solid" draw:fill-color="#ffffff" draw:textarea-horizontal-align="justify" draw:textarea-vertical-align="middle" draw:auto-grow-height="false" fo:min-height="27.95pt" fo:min-width="156.9pt" style:run-through="foreground"/>
    </style:style>
    <style:style style:name="gr8" style:family="graphic">
      <style:graphic-properties svg:stroke-color="#000000" draw:marker-end="Arrow" draw:marker-end-width="8.5pt" draw:fill="solid" draw:fill-color="#ffffff" draw:textarea-horizontal-align="justify" draw:textarea-vertical-align="middle" draw:auto-grow-height="false" fo:min-height="27.64pt" fo:min-width="156.84pt" style:run-through="foreground"/>
    </style:style>
    <style:style style:name="gr9" style:family="graphic">
      <style:graphic-properties svg:stroke-color="#000000" draw:fill="solid" draw:fill-color="#ffffff" draw:textarea-horizontal-align="center" draw:textarea-vertical-align="middle" style:run-through="foreground"/>
    </style:style>
    <style:style style:name="gr10" style:family="graphic">
      <style:graphic-properties style:run-through="foreground" style:vertical-pos="middle" style:vertical-rel="baseline" style:horizontal-pos="from-left" style:horizontal-rel="paragraph" draw:wrap-influence-on-position="once-concurrent" style:flow-with-text="false"/>
    </style:style>
    <style:style style:name="gr11" style:family="graphic">
      <style:graphic-properties draw:stroke="none" svg:stroke-color="#000000" draw:marker-end="Arrow" draw:fill="none" draw:fill-color="#ffffff" fo:min-height="77.81pt" style:run-through="foreground"/>
    </style:style>
    <style:style style:name="gr12" style:family="graphic">
      <style:graphic-properties svg:stroke-color="#000000" draw:textarea-horizontal-align="center" draw:textarea-vertical-align="middle" style:run-through="foreground"/>
    </style:style>
    <style:style style:name="gr13" style:family="graphic">
      <style:graphic-properties draw:stroke="none" svg:stroke-color="#000000" draw:marker-end="Arrow" draw:fill="none" draw:fill-color="#ffffff" fo:min-height="57.49pt" style:run-through="foreground"/>
    </style:style>
    <style:style style:name="gr14" style:family="graphic">
      <style:graphic-properties draw:stroke="none" svg:stroke-color="#000000" draw:marker-end="Arrow" draw:fill="none" draw:fill-color="#ffffff" fo:min-height="54.65pt" style:run-through="foreground"/>
    </style:style>
    <style:style style:name="gr15" style:family="graphic">
      <style:graphic-properties draw:stroke="none" svg:stroke-color="#000000" draw:marker-end="Arrow" draw:fill="none" draw:fill-color="#ffffff" fo:min-height="56.61pt" style:run-through="foreground" style:vertical-pos="from-top" style:vertical-rel="page" style:horizontal-pos="from-left" style:horizontal-rel="paragraph" draw:wrap-influence-on-position="once-concurrent" style:flow-with-text="false"/>
    </style:style>
    <style:style style:name="gr16" style:family="graphic">
      <style:graphic-properties svg:stroke-color="#000000" draw:fill="solid" draw:fill-color="#ffffff" draw:textarea-horizontal-align="center" draw:textarea-vertical-align="middle" style:run-through="foreground" style:vertical-pos="from-top" style:vertical-rel="page" style:horizontal-pos="from-left" style:horizontal-rel="paragraph" draw:wrap-influence-on-position="once-concurrent" style:flow-with-text="false"/>
    </style:style>
    <style:style style:name="gr17" style:family="graphic">
      <style:graphic-properties svg:stroke-color="#000000" draw:marker-end="Arrow" draw:marker-end-width="5.64pt" draw:fill="solid" draw:fill-color="#ffffff" draw:textarea-horizontal-align="center" draw:textarea-vertical-align="middle" style:run-through="foreground" style:vertical-pos="from-top" style:vertical-rel="page" style:horizontal-pos="from-left" style:horizontal-rel="paragraph" draw:wrap-influence-on-position="once-concurrent" style:flow-with-text="false"/>
    </style:style>
    <style:style style:name="gr18" style:family="graphic">
      <style:graphic-properties svg:stroke-color="#000000" draw:fill="solid" draw:fill-color="#ffffff" draw:textarea-horizontal-align="center" draw:textarea-vertical-align="middle" style:run-through="foreground" style:vertical-pos="from-top" style:vertical-rel="page" style:horizontal-pos="from-left" style:horizontal-rel="paragraph" draw:wrap-influence-on-position="once-concurrent" style:flow-with-text="false"/>
    </style:style>
    <style:style style:name="gr19" style:family="graphic">
      <style:graphic-properties style:run-through="fore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2" draw:z-index="0" draw:style-name="gr1" draw:text-style-name="P15" svg:width="476.99pt" svg:height="56.83pt" svg:x="59.05pt" svg:y="56.69pt">
        <draw:text-box>
          <text:p><text:span text:style-name="T1">ファイル名</text:span><text:span text:style-name="T1">:order.html</text:span><text:span text:style-name="T1"><text:tab/></text:span><text:span text:style-name="T1"><text:tab/></text:span><text:span text:style-name="T1"><text:tab/></text:span><text:span text:style-name="T1">画面名</text:span><text:span text:style-name="T1">:</text:span><text:span text:style-name="T1">発注・受注機能</text:span><text:span text:style-name="T1"><text:tab/></text:span></text:p>
          <text:p><text:span text:style-name="T1">作成日　</text:span><text:span text:style-name="T1">2015.01.12</text:span><text:span text:style-name="T1"><text:tab/></text:span><text:span text:style-name="T1">設計者　</text:span><text:span text:style-name="T1">T.Yamamoto</text:span><text:span text:style-name="T1"><text:tab/></text:span><text:span text:style-name="T1">作成者　</text:span><text:span text:style-name="T1">T.Yamamoto</text:span></text:p>
          <text:p><text:span text:style-name="T1">概要：　ボルグシステム受発注画面をクリエイトタグを用いての作成したもの</text:span></text:p>
          <text:p><text:span text:style-name="T1">図の説明：　</text:span><text:span text:style-name="T1">order.html</text:span><text:span text:style-name="T1">ファイルに記述される内容のフローチャート</text:span></text:p>
          <text:p><text:span text:style-name="T1">パラメータ</text:span></text:p>
        </draw:text-box>
      </draw:frame>
      <draw:line text:anchor-type="page" text:anchor-page-number="2" draw:z-index="1" draw:style-name="gr2" draw:text-style-name="P16" svg:x1="56.58pt" svg:y1="113.5pt" svg:x2="553.52pt" svg:y2="113.5pt">
        <text:p/>
      </draw:line>
      <draw:frame text:anchor-type="page" text:anchor-page-number="8" draw:z-index="7" draw:style-name="gr15" draw:text-style-name="P15" svg:width="476.99pt" svg:height="56.61pt" svg:x="67.69pt" svg:y="16.21pt">
        <draw:text-box>
          <text:p><text:span text:style-name="T1">ファイル名</text:span><text:span text:style-name="T1">:receivedOrder.html</text:span><text:span text:style-name="T1"><text:tab/></text:span><text:span text:style-name="T1"><text:tab/></text:span><text:span text:style-name="T1"><text:tab/></text:span><text:span text:style-name="T1">画面名</text:span><text:span text:style-name="T1">:</text:span><text:span text:style-name="T1">新規・編集（伝票）画面</text:span></text:p>
          <text:p><text:span text:style-name="T1">作成日　</text:span><text:span text:style-name="T1">2015.01.17</text:span><text:span text:style-name="T1"><text:tab/></text:span><text:span text:style-name="T1">設計者　</text:span><text:span text:style-name="T1">T.Yamamoto</text:span><text:span text:style-name="T1"><text:tab/></text:span><text:span text:style-name="T1">作成者　</text:span><text:span text:style-name="T1">T.Yamamoto</text:span></text:p>
          <text:p><text:span text:style-name="T1">概要：　ボルグシステム受注の新規・編集画面をクリエイトタグを用いての作成</text:span></text:p>
          <text:p><text:span text:style-name="T1">図の説明：　</text:span><text:span text:style-name="T1">receivedOrder.html</text:span><text:span text:style-name="T1">ファイルに記述される内容のフローチャート</text:span></text:p>
          <text:p><text:span text:style-name="T1">パラメータ</text:span></text:p>
        </draw:text-box>
      </draw:frame>
      <draw:line text:anchor-type="page" text:anchor-page-number="8" draw:z-index="8" draw:style-name="gr2" draw:text-style-name="P16" svg:x1="63.64pt" svg:y1="69.25pt" svg:x2="560.58pt" svg:y2="69.25pt">
        <text:p/>
      </draw:line>
      <draw:line text:anchor-type="page" text:anchor-page-number="8" draw:z-index="9" draw:style-name="gr16" draw:text-style-name="P16" svg:x1="298.86pt" svg:y1="69.25pt" svg:x2="298.86pt" svg:y2="706pt">
        <text:p/>
      </draw:line>
      <draw:line text:anchor-type="page" text:anchor-page-number="8" draw:z-index="10" draw:style-name="gr17" draw:text-style-name="P17" svg:x1="144.4pt" svg:y1="92.24pt" svg:x2="144.4pt" svg:y2="107.23pt">
        <text:p/>
      </draw:line>
      <draw:circle text:anchor-type="page" text:anchor-page-number="8" draw:z-index="11" draw:style-name="gr18" draw:text-style-name="P21" svg:width="14.26pt" svg:height="14.26pt" svg:x="136.09pt" svg:y="78.49pt">
        <text:p text:style-name="P16"><text:span text:style-name="T4">２</text:span></text:p>
      </draw:circle>
      <draw:circle text:anchor-type="page" text:anchor-page-number="8" draw:z-index="12" draw:style-name="gr18" draw:text-style-name="P21" svg:width="14.26pt" svg:height="14.26pt" svg:x="136.01pt" svg:y="602.45pt">
        <text:p text:style-name="P16"><text:span text:style-name="T4">３</text:span></text:p>
      </draw:circle>
      <draw:g text:anchor-type="page" text:anchor-page-number="8" draw:z-index="13" draw:style-name="gr19">
        <draw:custom-shape draw:style-name="gr7" draw:text-style-name="P19" svg:width="156.93pt" svg:height="27.98pt" svg:x="65.34pt" svg:y="107.21pt">
          <text:p text:style-name="P18"><text:span text:style-name="T2">creator.outputTag</text:span></text:p>
          <text:p text:style-name="P18"><text:span text:style-name="T2">('newDialog', 'insertdiv', '.main');</text:span></text:p>
          <draw:enhanced-geometry svg:viewBox="0 0 21600 21600" draw:glue-points="10800 0 0 10800 10800 21600 21600 10800" draw:type="flowchart-process" draw:enhanced-path="M 0 0 L 21600 0 21600 21600 0 21600 0 0 Z N"/>
        </draw:custom-shape>
        <draw:custom-shape draw:style-name="gr8" draw:text-style-name="P22" svg:width="156.87pt" svg:height="27.67pt" svg:x="65.34pt" svg:y="135.3pt">
          <text:p text:style-name="P16"><text:span text:style-name="T5">新規追加ダイアログの外枠を作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14" draw:style-name="gr17" draw:text-style-name="P17" svg:x1="144.4pt" svg:y1="162.99pt" svg:x2="144.4pt" svg:y2="177.99pt">
        <text:p/>
      </draw:line>
      <draw:g text:anchor-type="page" text:anchor-page-number="8" draw:z-index="15" draw:style-name="gr19">
        <draw:custom-shape draw:style-name="gr7" draw:text-style-name="P19" svg:width="156.93pt" svg:height="27.98pt" svg:x="65.34pt" svg:y="177.96pt">
          <text:p text:style-name="P18"><text:span text:style-name="T2">creator.outputTag('newDialogHeader',</text:span></text:p>
          <text:p text:style-name="P18"><text:span text:style-name="T2"><text:s/></text:span><text:span text:style-name="T2">'dialogHeader', '#newDialog');</text:span></text:p>
          <draw:enhanced-geometry svg:viewBox="0 0 21600 21600" draw:glue-points="10800 0 0 10800 10800 21600 21600 10800" draw:type="flowchart-process" draw:enhanced-path="M 0 0 L 21600 0 21600 21600 0 21600 0 0 Z N"/>
        </draw:custom-shape>
        <draw:custom-shape draw:style-name="gr8" draw:text-style-name="P22" svg:width="156.87pt" svg:height="27.67pt" svg:x="65.34pt" svg:y="206.05pt">
          <text:p text:style-name="P16"><text:span text:style-name="T5">追加ダイアログのヘッダー領域を作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16" draw:style-name="gr17" draw:text-style-name="P17" svg:x1="144.4pt" svg:y1="233.74pt" svg:x2="144.4pt" svg:y2="248.74pt">
        <text:p/>
      </draw:line>
      <draw:g text:anchor-type="page" text:anchor-page-number="8" draw:z-index="17" draw:style-name="gr19">
        <draw:custom-shape draw:style-name="gr7" draw:text-style-name="P19" svg:width="156.93pt" svg:height="27.98pt" svg:x="65.34pt" svg:y="248.71pt">
          <text:p text:style-name="P18"><text:span text:style-name="T2">creator.outputTag('dialogPulldown4',</text:span></text:p>
          <text:p text:style-name="P18"><text:span text:style-name="T2"><text:s/></text:span><text:span text:style-name="T2">'dialogPulldown4', '#newDialog');</text:span></text:p>
          <draw:enhanced-geometry svg:viewBox="0 0 21600 21600" draw:glue-points="10800 0 0 10800 10800 21600 21600 10800" draw:type="flowchart-process" draw:enhanced-path="M 0 0 L 21600 0 21600 21600 0 21600 0 0 Z N"/>
        </draw:custom-shape>
        <draw:custom-shape draw:style-name="gr8" draw:text-style-name="P20" svg:width="156.87pt" svg:height="27.67pt" svg:x="65.34pt" svg:y="276.8pt">
          <text:p text:style-name="P16"><text:span text:style-name="T3">追加ダイアログの</text:span><text:span text:style-name="T3">1</text:span><text:span text:style-name="T3">つ目</text:span><text:span text:style-name="T3">(4</text:span><text:span text:style-name="T3">連続</text:span></text:p>
          <text:p text:style-name="P16"><text:span text:style-name="T3">プルダウン</text:span><text:span text:style-name="T3">)</text:span><text:span text:style-name="T3">のデータ入力領域を作る</text:span></text:p>
          <draw:enhanced-geometry svg:viewBox="0 0 21600 21600" draw:glue-points="10800 0 0 10800 10800 21600 21600 10800" draw:type="flowchart-process" draw:enhanced-path="M 0 0 L 21600 0 21600 21600 0 21600 0 0 Z N"/>
        </draw:custom-shape>
      </draw:g>
      <draw:g text:anchor-type="page" text:anchor-page-number="8" draw:z-index="18" draw:style-name="gr19">
        <draw:custom-shape draw:style-name="gr7" draw:text-style-name="P23" svg:width="156.93pt" svg:height="27.98pt" svg:x="65.34pt" svg:y="392.06pt">
          <text:p text:style-name="P18"><text:span text:style-name="T8">creator.outputTag('dialogTextbox2'</text:span></text:p>
          <text:p text:style-name="P18"><text:span text:style-name="T8">, 'dialogTextbox2', '#newDialog');</text:span></text:p>
          <draw:enhanced-geometry svg:viewBox="0 0 21600 21600" draw:glue-points="10800 0 0 10800 10800 21600 21600 10800" draw:type="flowchart-process" draw:enhanced-path="M 0 0 L 21600 0 21600 21600 0 21600 0 0 Z N"/>
        </draw:custom-shape>
        <draw:custom-shape draw:style-name="gr8" draw:text-style-name="P24" svg:width="156.87pt" svg:height="27.67pt" svg:x="65.34pt" svg:y="420.15pt">
          <text:p text:style-name="P16"><text:span text:style-name="T3">追加ダイアログの３つ目</text:span><text:span text:style-name="T3">(2</text:span><text:span text:style-name="T3">連続テキスト</text:span></text:p>
          <text:p text:style-name="P16"><text:span text:style-name="T3">ボックス</text:span><text:span text:style-name="T3">)</text:span><text:span text:style-name="T3">のデータ入力領域を作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19" draw:style-name="gr17" draw:text-style-name="P17" svg:x1="144.4pt" svg:y1="447.85pt" svg:x2="144.4pt" svg:y2="462.84pt">
        <text:p/>
      </draw:line>
      <draw:g text:anchor-type="page" text:anchor-page-number="8" draw:z-index="20" draw:style-name="gr19">
        <draw:custom-shape draw:style-name="gr7" draw:text-style-name="P23" svg:width="156.93pt" svg:height="27.98pt" svg:x="65.34pt" svg:y="462.81pt">
          <text:p text:style-name="P18"><text:span text:style-name="T8">creator.outputTag('newDialogLast',</text:span></text:p>
          <text:p text:style-name="P18"><text:span text:style-name="T8"><text:s/></text:span><text:span text:style-name="T8">'reNewDialogLast', '#reNewDialog');</text:span></text:p>
          <draw:enhanced-geometry svg:viewBox="0 0 21600 21600" draw:glue-points="10800 0 0 10800 10800 21600 21600 10800" draw:type="flowchart-process" draw:enhanced-path="M 0 0 L 21600 0 21600 21600 0 21600 0 0 Z N"/>
        </draw:custom-shape>
        <draw:custom-shape draw:style-name="gr8" draw:text-style-name="P20" svg:width="156.87pt" svg:height="27.67pt" svg:x="65.34pt" svg:y="490.9pt">
          <text:p text:style-name="P16"><text:span text:style-name="T3">追加ダイアログの４つ目</text:span><text:span text:style-name="T3">(</text:span><text:span text:style-name="T3">最後の</text:span></text:p>
          <text:p text:style-name="P16"><text:span text:style-name="T3">コンテンツ</text:span><text:span text:style-name="T3">)</text:span><text:span text:style-name="T3">のデータ入力領域を作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21" draw:style-name="gr17" draw:text-style-name="P17" svg:x1="144.4pt" svg:y1="518.57pt" svg:x2="144.4pt" svg:y2="533.57pt">
        <text:p/>
      </draw:line>
      <draw:g text:anchor-type="page" text:anchor-page-number="8" draw:z-index="22" draw:style-name="gr19">
        <draw:custom-shape draw:style-name="gr7" draw:text-style-name="P23" svg:width="156.93pt" svg:height="27.98pt" svg:x="65.34pt" svg:y="533.54pt">
          <text:p text:style-name="P18"><text:span text:style-name="T8">createDialog('#newDialog', '.addButton')</text:span></text:p>
          <draw:enhanced-geometry svg:viewBox="0 0 21600 21600" draw:glue-points="10800 0 0 10800 10800 21600 21600 10800" draw:type="flowchart-process" draw:enhanced-path="M 0 0 L 21600 0 21600 21600 0 21600 0 0 Z N"/>
        </draw:custom-shape>
        <draw:custom-shape draw:style-name="gr8" draw:text-style-name="P20" svg:width="156.87pt" svg:height="27.67pt" svg:x="65.34pt" svg:y="561.63pt">
          <text:p text:style-name="P16"><text:span text:style-name="T3">ダイアログを作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23" draw:style-name="gr17" draw:text-style-name="P17" svg:x1="144.4pt" svg:y1="589.32pt" svg:x2="144.4pt" svg:y2="604.32pt">
        <text:p/>
      </draw:line>
      <draw:g text:anchor-type="page" text:anchor-page-number="8" draw:z-index="24" draw:style-name="gr19">
        <draw:custom-shape draw:style-name="gr7" draw:text-style-name="P23" svg:width="156.93pt" svg:height="27.98pt" svg:x="325.7pt" svg:y="113.41pt">
          <text:p text:style-name="P18"><text:span text:style-name="T8">creator.outputTag</text:span></text:p>
          <text:p text:style-name="P18"><text:span text:style-name="T8">('returnDialog', 'insertdiv', '.main');</text:span></text:p>
          <draw:enhanced-geometry svg:viewBox="0 0 21600 21600" draw:glue-points="10800 0 0 10800 10800 21600 21600 10800" draw:type="flowchart-process" draw:enhanced-path="M 0 0 L 21600 0 21600 21600 0 21600 0 0 Z N"/>
        </draw:custom-shape>
        <draw:custom-shape draw:style-name="gr8" draw:text-style-name="P20" svg:width="156.87pt" svg:height="27.67pt" svg:x="325.7pt" svg:y="141.51pt">
          <text:p text:style-name="P16"><text:span text:style-name="T3">返品ダイアログの外枠を作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25" draw:style-name="gr17" draw:text-style-name="P17" svg:x1="404.79pt" svg:y1="169.17pt" svg:x2="404.79pt" svg:y2="184.17pt">
        <text:p/>
      </draw:line>
      <draw:line text:anchor-type="page" text:anchor-page-number="8" draw:z-index="26" draw:style-name="gr17" draw:text-style-name="P17" svg:x1="402.89pt" svg:y1="92.72pt" svg:x2="402.89pt" svg:y2="111.51pt">
        <text:p/>
      </draw:line>
      <draw:g text:anchor-type="page" text:anchor-page-number="8" draw:z-index="27" draw:style-name="gr19">
        <draw:custom-shape draw:style-name="gr7" draw:text-style-name="P23" svg:width="156.93pt" svg:height="27.98pt" svg:x="323.86pt" svg:y="184.14pt">
          <text:p text:style-name="P18"><text:span text:style-name="T8">creator.outputTag('returnDialogHeader',</text:span></text:p>
          <text:p text:style-name="P18"><text:span text:style-name="T8"><text:s/></text:span><text:span text:style-name="T8">'dialogHeader', '#lessStockDialog');</text:span></text:p>
          <draw:enhanced-geometry svg:viewBox="0 0 21600 21600" draw:glue-points="10800 0 0 10800 10800 21600 21600 10800" draw:type="flowchart-process" draw:enhanced-path="M 0 0 L 21600 0 21600 21600 0 21600 0 0 Z N"/>
        </draw:custom-shape>
        <draw:custom-shape draw:style-name="gr8" draw:text-style-name="P20" svg:width="156.87pt" svg:height="27.67pt" svg:x="323.86pt" svg:y="212.23pt">
          <text:p text:style-name="P16"><text:span text:style-name="T3">返品ダイアログのヘッダー領域を作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28" draw:style-name="gr17" draw:text-style-name="P17" svg:x1="402.89pt" svg:y1="239.92pt" svg:x2="402.89pt" svg:y2="254.92pt">
        <text:p/>
      </draw:line>
      <draw:circle text:anchor-type="page" text:anchor-page-number="8" draw:z-index="29" draw:style-name="gr18" draw:text-style-name="P21" svg:width="14.26pt" svg:height="14.26pt" svg:x="394.61pt" svg:y="78.49pt">
        <text:p text:style-name="P16"><text:span text:style-name="T4">３</text:span></text:p>
      </draw:circle>
      <draw:circle text:anchor-type="page" text:anchor-page-number="8" draw:z-index="30" draw:style-name="gr18" draw:text-style-name="P21" svg:width="14.26pt" svg:height="14.26pt" svg:x="394.5pt" svg:y="610.41pt">
        <text:p text:style-name="P16"><text:span text:style-name="T4">E</text:span></text:p>
      </draw:circle>
      <draw:g text:anchor-type="page" text:anchor-page-number="8" draw:z-index="31" draw:style-name="gr19">
        <draw:custom-shape draw:style-name="gr7" draw:text-style-name="P19" svg:width="156.93pt" svg:height="27.98pt" svg:x="323.86pt" svg:y="326.55pt">
          <text:p text:style-name="P18"><text:span text:style-name="T2">CreateDialog</text:span></text:p>
          <text:p text:style-name="P18"><text:span text:style-name="T2">('#returnDialog', '.returnButton');</text:span></text:p>
          <draw:enhanced-geometry svg:viewBox="0 0 21600 21600" draw:glue-points="10800 0 0 10800 10800 21600 21600 10800" draw:type="flowchart-process" draw:enhanced-path="M 0 0 L 21600 0 21600 21600 0 21600 0 0 Z N"/>
        </draw:custom-shape>
        <draw:custom-shape draw:style-name="gr8" draw:text-style-name="P20" svg:width="156.87pt" svg:height="27.67pt" svg:x="323.86pt" svg:y="354.64pt">
          <text:p text:style-name="P16"><text:span text:style-name="T3">返品ダイアログを作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32" draw:style-name="gr17" draw:text-style-name="P17" svg:x1="402.89pt" svg:y1="382.22pt" svg:x2="402.89pt" svg:y2="397.22pt">
        <text:p/>
      </draw:line>
      <draw:g text:anchor-type="page" text:anchor-page-number="8" draw:z-index="33" draw:style-name="gr19">
        <draw:custom-shape draw:style-name="gr7" draw:text-style-name="P19" svg:width="156.93pt" svg:height="27.98pt" svg:x="323.86pt" svg:y="397.3pt">
          <text:p text:style-name="P18"><text:span text:style-name="T2">setOptionValue();</text:span></text:p>
          <draw:enhanced-geometry svg:viewBox="0 0 21600 21600" draw:glue-points="10800 0 0 10800 10800 21600 21600 10800" draw:type="flowchart-process" draw:enhanced-path="M 0 0 L 21600 0 21600 21600 0 21600 0 0 Z N"/>
        </draw:custom-shape>
        <draw:custom-shape draw:style-name="gr8" draw:text-style-name="P20" svg:width="156.87pt" svg:height="27.67pt" svg:x="323.86pt" svg:y="425.4pt">
          <text:p text:style-name="P16"><text:span text:style-name="T3">option</text:span><text:span text:style-name="T3">タグの</text:span><text:span text:style-name="T3">value</text:span><text:span text:style-name="T3">属性に値を入れ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34" draw:style-name="gr17" draw:text-style-name="P17" svg:x1="402.89pt" svg:y1="453.09pt" svg:x2="402.89pt" svg:y2="468.09pt">
        <text:p/>
      </draw:line>
      <draw:g text:anchor-type="page" text:anchor-page-number="8" draw:z-index="35" draw:style-name="gr19">
        <draw:custom-shape draw:style-name="gr7" draw:text-style-name="P19" svg:width="156.93pt" svg:height="27.98pt" svg:x="323.86pt" svg:y="468.54pt">
          <text:p text:style-name="P18"><text:span text:style-name="T2">setName(receivedAddEdit);</text:span></text:p>
          <draw:enhanced-geometry svg:viewBox="0 0 21600 21600" draw:glue-points="10800 0 0 10800 10800 21600 21600 10800" draw:type="flowchart-process" draw:enhanced-path="M 0 0 L 21600 0 21600 21600 0 21600 0 0 Z N"/>
        </draw:custom-shape>
        <draw:custom-shape draw:style-name="gr8" draw:text-style-name="P20" svg:width="156.87pt" svg:height="27.67pt" svg:x="323.86pt" svg:y="496.63pt">
          <text:p text:style-name="P16"><text:span text:style-name="T3">テキストボックスの</text:span></text:p>
          <text:p text:style-name="P16"><text:span text:style-name="T3">name</text:span><text:span text:style-name="T3">属性に値を入れ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36" draw:style-name="gr17" draw:text-style-name="P17" svg:x1="402.89pt" svg:y1="524.32pt" svg:x2="402.89pt" svg:y2="539.32pt">
        <text:p/>
      </draw:line>
      <draw:g text:anchor-type="page" text:anchor-page-number="8" draw:z-index="37" draw:style-name="gr19">
        <draw:custom-shape draw:style-name="gr7" draw:text-style-name="P19" svg:width="156.93pt" svg:height="27.98pt" svg:x="323.86pt" svg:y="539.29pt">
          <text:p text:style-name="P18"><text:span text:style-name="T2">/script</text:span></text:p>
          <draw:enhanced-geometry svg:viewBox="0 0 21600 21600" draw:glue-points="10800 0 0 10800 10800 21600 21600 10800" draw:type="flowchart-process" draw:enhanced-path="M 0 0 L 21600 0 21600 21600 0 21600 0 0 Z N"/>
        </draw:custom-shape>
        <draw:custom-shape draw:style-name="gr8" draw:text-style-name="P20" svg:width="156.87pt" svg:height="27.67pt" svg:x="323.86pt" svg:y="567.38pt">
          <text:p text:style-name="P16"><text:span text:style-name="T3">javascript</text:span><text:span text:style-name="T3">の記述の終わり</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38" draw:style-name="gr17" draw:text-style-name="P17" svg:x1="402.89pt" svg:y1="595.02pt" svg:x2="402.89pt" svg:y2="610.02pt">
        <text:p/>
      </draw:line>
      <draw:g text:anchor-type="page" text:anchor-page-number="8" draw:z-index="39" draw:style-name="gr19">
        <draw:custom-shape draw:style-name="gr7" draw:text-style-name="P23" svg:width="156.93pt" svg:height="27.98pt" svg:x="323.86pt" svg:y="255.8pt">
          <text:p text:style-name="P18"><text:span text:style-name="T8">creator.outputTag('returnDialogContent',</text:span></text:p>
          <text:p text:style-name="P18"><text:span text:style-name="T8"><text:s/></text:span><text:span text:style-name="T8">'returnDialogContent', '#returnDialog');</text:span></text:p>
          <draw:enhanced-geometry svg:viewBox="0 0 21600 21600" draw:glue-points="10800 0 0 10800 10800 21600 21600 10800" draw:type="flowchart-process" draw:enhanced-path="M 0 0 L 21600 0 21600 21600 0 21600 0 0 Z N"/>
        </draw:custom-shape>
        <draw:custom-shape draw:style-name="gr8" draw:text-style-name="P20" svg:width="156.87pt" svg:height="27.67pt" svg:x="323.86pt" svg:y="283.89pt">
          <text:p text:style-name="P16"><text:span text:style-name="T3">返品ダイアログのコンテンツを作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40" draw:style-name="gr17" draw:text-style-name="P17" svg:x1="402.89pt" svg:y1="311.47pt" svg:x2="402.89pt" svg:y2="326.47pt">
        <text:p/>
      </draw:line>
      <draw:line text:anchor-type="page" text:anchor-page-number="8" draw:z-index="41" draw:style-name="gr17" draw:text-style-name="P17" svg:x1="144.4pt" svg:y1="304.5pt" svg:x2="144.4pt" svg:y2="319.49pt">
        <text:p/>
      </draw:line>
      <draw:g text:anchor-type="page" text:anchor-page-number="8" draw:z-index="42" draw:style-name="gr19">
        <draw:custom-shape draw:style-name="gr7" draw:text-style-name="P23" svg:width="156.93pt" svg:height="27.98pt" svg:x="65.34pt" svg:y="319.44pt">
          <text:p text:style-name="P18"><text:span text:style-name="T2">creator.outputTag('dialogPulldown4',</text:span></text:p>
          <text:p text:style-name="P18"><text:span text:style-name="T2"><text:s/></text:span><text:span text:style-name="T2">'dialogPulldown4', '#newDialog');</text:span></text:p>
          <draw:enhanced-geometry svg:viewBox="0 0 21600 21600" draw:glue-points="10800 0 0 10800 10800 21600 21600 10800" draw:type="flowchart-process" draw:enhanced-path="M 0 0 L 21600 0 21600 21600 0 21600 0 0 Z N"/>
        </draw:custom-shape>
        <draw:custom-shape draw:style-name="gr8" draw:text-style-name="P24" svg:width="156.87pt" svg:height="27.67pt" svg:x="65.34pt" svg:y="347.53pt">
          <text:p text:style-name="P16"><text:span text:style-name="T3">追加ダイアログの</text:span><text:span text:style-name="T3">2</text:span><text:span text:style-name="T3">つ目</text:span><text:span text:style-name="T3">(4</text:span><text:span text:style-name="T3">連続</text:span></text:p>
          <text:p text:style-name="P16"><text:span text:style-name="T3">プルダウン</text:span><text:span text:style-name="T3">)</text:span><text:span text:style-name="T3">のデータ入力領域を作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43" draw:style-name="gr17" draw:text-style-name="P17" svg:x1="144.4pt" svg:y1="375.22pt" svg:x2="144.4pt" svg:y2="390.22pt">
        <text:p/>
      </draw:line>
      <text:p text:style-name="P13"/>
      <text:p text:style-name="P9"/>
      <text:p text:style-name="P9"/>
      <text:p text:style-name="P9"/>
      <text:p text:style-name="P9"/>
      <text:p text:style-name="P9"/>
      <text:p text:style-name="P9"/>
      <text:p text:style-name="P10">ボルグシステム</text:p>
      <text:p text:style-name="P11">受発注注画面 HTML設計書</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
      <text:p text:style-name="P6"/>
      <text:p text:style-name="P6"/>
      <text:p text:style-name="P12">株式会社デジタルデザインシンク</text:p>
      <text:p text:style-name="P14"><draw:g text:anchor-type="as-char" svg:y="-353.99pt" draw:z-index="2" draw:style-name="gr3"><draw:line draw:style-name="gr4" draw:text-style-name="P17" svg:x1="79.06pt" svg:y1="23.64pt" svg:x2="79.06pt" svg:y2="42.43pt"><text:p/></draw:line><draw:line draw:style-name="gr5" draw:text-style-name="P16" svg:x1="233.43pt" svg:y1="0pt" svg:x2="233.43pt" svg:y2="587.2pt"><text:p/></draw:line><draw:g draw:style-name="gr6"><draw:custom-shape draw:style-name="gr7" draw:text-style-name="P19" svg:width="156.93pt" svg:height="27.98pt" svg:x="0pt" svg:y="42.46pt"><text:p text:style-name="P18"><text:span text:style-name="T2">body</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0pt" svg:y="70.55pt"><text:p text:style-name="P16"><text:span text:style-name="T3">ページ全体の領域</text:span></text:p><draw:enhanced-geometry svg:viewBox="0 0 21600 21600" draw:glue-points="10800 0 0 10800 10800 21600 21600 10800" draw:type="flowchart-process" draw:enhanced-path="M 0 0 L 21600 0 21600 21600 0 21600 0 0 Z N"/></draw:custom-shape></draw:g><draw:line draw:style-name="gr4" draw:text-style-name="P17" svg:x1="79.06pt" svg:y1="98.19pt" svg:x2="79.06pt" svg:y2="113.19pt"><text:p/></draw:line><draw:circle draw:style-name="gr9" draw:text-style-name="P21" svg:width="14.26pt" svg:height="14.26pt" svg:x="70.75pt" svg:y="9.41pt"><text:p text:style-name="P16"><text:span text:style-name="T4">S</text:span></text:p></draw:circle><draw:circle draw:style-name="gr9" draw:text-style-name="P21" svg:width="14.26pt" svg:height="14.26pt" svg:x="70.64pt" svg:y="608.46pt"><text:p text:style-name="P16"><text:span text:style-name="T4">1</text:span></text:p></draw:circle><draw:g draw:style-name="gr6"><draw:custom-shape draw:style-name="gr7" draw:text-style-name="P19" svg:width="156.93pt" svg:height="27.98pt" svg:x="14.14pt" svg:y="113.19pt"><text:p text:style-name="P18"><text:span text:style-name="T2">div id="container"</text:span></text:p><draw:enhanced-geometry svg:viewBox="0 0 21600 21600" draw:glue-points="10800 0 0 10800 10800 21600 21600 10800" draw:type="flowchart-process" draw:enhanced-path="M 0 0 L 21600 0 21600 21600 0 21600 0 0 Z N"/></draw:custom-shape><draw:custom-shape draw:style-name="gr8" draw:text-style-name="P22" svg:width="156.87pt" svg:height="27.67pt" svg:x="14.14pt" svg:y="141.31pt"><text:p text:style-name="P16"><text:span text:style-name="T5"><text:s/></text:span><text:span text:style-name="T5">ウィンドウサイズを取得し</text:span></text:p><text:p text:style-name="P16"><text:span text:style-name="T5">それに幅を合わせる</text:span></text:p><draw:enhanced-geometry svg:viewBox="0 0 21600 21600" draw:glue-points="10800 0 0 10800 10800 21600 21600 10800" draw:type="flowchart-process" draw:enhanced-path="M 0 0 L 21600 0 21600 21600 0 21600 0 0 Z N"/></draw:custom-shape></draw:g><draw:line draw:style-name="gr4" draw:text-style-name="P17" svg:x1="79.06pt" svg:y1="168.94pt" svg:x2="79.06pt" svg:y2="183.94pt"><text:p/></draw:line><draw:g draw:style-name="gr6"><draw:custom-shape draw:style-name="gr7" draw:text-style-name="P19" svg:width="156.93pt" svg:height="27.98pt" svg:x="28.29pt" svg:y="183.94pt"><text:p text:style-name="P18"><text:span text:style-name="T2">div class="page"</text:span></text:p><draw:enhanced-geometry svg:viewBox="0 0 21600 21600" draw:glue-points="10800 0 0 10800 10800 21600 21600 10800" draw:type="flowchart-process" draw:enhanced-path="M 0 0 L 21600 0 21600 21600 0 21600 0 0 Z N"/></draw:custom-shape><draw:custom-shape draw:style-name="gr8" draw:text-style-name="P22" svg:width="156.87pt" svg:height="27.67pt" svg:x="28.29pt" svg:y="212.06pt"><text:p text:style-name="P16"><text:span text:style-name="T5">main</text:span><text:span text:style-name="T5">以下を</text:span><text:span text:style-name="T5">page</text:span><text:span text:style-name="T5">で囲む</text:span></text:p><draw:enhanced-geometry svg:viewBox="0 0 21600 21600" draw:glue-points="10800 0 0 10800 10800 21600 21600 10800" draw:type="flowchart-process" draw:enhanced-path="M 0 0 L 21600 0 21600 21600 0 21600 0 0 Z N"/></draw:custom-shape></draw:g><draw:line draw:style-name="gr4" draw:text-style-name="P17" svg:x1="79.06pt" svg:y1="239.7pt" svg:x2="79.06pt" svg:y2="254.69pt"><text:p/></draw:line><draw:g draw:style-name="gr6"><draw:custom-shape draw:style-name="gr7" draw:text-style-name="P19" svg:width="156.93pt" svg:height="27.98pt" svg:x="42.46pt" svg:y="254.69pt"><text:p text:style-name="P18"><text:span text:style-name="T2">div class="main"</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42.46pt" svg:y="282.81pt"><text:p text:style-name="P16"><text:span text:style-name="T3">コンテンツ領域となる</text:span><text:span text:style-name="T6">div</text:span><text:span text:style-name="T3">タグ</text:span></text:p><draw:enhanced-geometry svg:viewBox="0 0 21600 21600" draw:glue-points="10800 0 0 10800 10800 21600 21600 10800" draw:type="flowchart-process" draw:enhanced-path="M 0 0 L 21600 0 21600 21600 0 21600 0 0 Z N"/></draw:custom-shape></draw:g><draw:line draw:style-name="gr4" draw:text-style-name="P17" svg:x1="79.06pt" svg:y1="310.45pt" svg:x2="79.06pt" svg:y2="325.45pt"><text:p/></draw:line><draw:g draw:style-name="gr6"><draw:custom-shape draw:style-name="gr7" draw:text-style-name="P23" svg:width="156.93pt" svg:height="27.98pt" svg:x="0pt" svg:y="325.45pt"><text:p text:style-name="P18"><text:span text:style-name="T7">ここから</text:span><text:span text:style-name="T8">javascript</text:span></text:p><text:p text:style-name="P18"><text:span text:style-name="T8">creator = new createTag();</text:span></text:p><draw:enhanced-geometry svg:viewBox="0 0 21600 21600" draw:glue-points="10800 0 0 10800 10800 21600 21600 10800" draw:type="flowchart-process" draw:enhanced-path="M 0 0 L 21600 0 21600 21600 0 21600 0 0 Z N"/></draw:custom-shape><draw:custom-shape draw:style-name="gr8" draw:text-style-name="P24" svg:width="156.87pt" svg:height="27.67pt" svg:x="0pt" svg:y="353.54pt"><text:p text:style-name="P16"><text:span text:style-name="T6">dom</text:span><text:span text:style-name="T3">要素を作るための</text:span></text:p><text:p text:style-name="P16"><text:span text:style-name="T3">クラスをインスタンス化する</text:span></text:p><draw:enhanced-geometry svg:viewBox="0 0 21600 21600" draw:glue-points="10800 0 0 10800 10800 21600 21600 10800" draw:type="flowchart-process" draw:enhanced-path="M 0 0 L 21600 0 21600 21600 0 21600 0 0 Z N"/></draw:custom-shape></draw:g><draw:line draw:style-name="gr4" draw:text-style-name="P17" svg:x1="79.06pt" svg:y1="381.2pt" svg:x2="79.06pt" svg:y2="396.2pt"><text:p/></draw:line><draw:g draw:style-name="gr6"><draw:custom-shape draw:style-name="gr7" draw:text-style-name="P23" svg:width="156.93pt" svg:height="27.98pt" svg:x="0pt" svg:y="396.2pt"><text:p text:style-name="P18"><text:span text:style-name="T8">creator.getJsonFile('source/order.json');</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0pt" svg:y="424.29pt"><text:p text:style-name="P16"><text:span text:style-name="T3">受発注画面の</text:span><text:span text:style-name="T6">dom</text:span><text:span text:style-name="T3">に</text:span></text:p><text:p text:style-name="P16"><text:span text:style-name="T3">配置するデータを取得する</text:span></text:p><draw:enhanced-geometry svg:viewBox="0 0 21600 21600" draw:glue-points="10800 0 0 10800 10800 21600 21600 10800" draw:type="flowchart-process" draw:enhanced-path="M 0 0 L 21600 0 21600 21600 0 21600 0 0 Z N"/></draw:custom-shape></draw:g><draw:line draw:style-name="gr4" draw:text-style-name="P17" svg:x1="79.06pt" svg:y1="452.01pt" svg:x2="79.06pt" svg:y2="467.01pt"><text:p/></draw:line><draw:g draw:style-name="gr6"><draw:custom-shape draw:style-name="gr7" draw:text-style-name="P23" svg:width="156.93pt" svg:height="27.98pt" svg:x="0pt" svg:y="466.95pt"><text:p text:style-name="P18"><text:span text:style-name="T8">creator.getDomFile</text:span></text:p><text:p text:style-name="P18"><text:span text:style-name="T8">('source/template.html');</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0pt" svg:y="495.04pt"><text:p text:style-name="P16"><text:span text:style-name="T3">受発注画面に配置する</text:span><text:span text:style-name="T6">dom</text:span><text:span text:style-name="T3">を取得する</text:span></text:p><draw:enhanced-geometry svg:viewBox="0 0 21600 21600" draw:glue-points="10800 0 0 10800 10800 21600 21600 10800" draw:type="flowchart-process" draw:enhanced-path="M 0 0 L 21600 0 21600 21600 0 21600 0 0 Z N"/></draw:custom-shape></draw:g><draw:line draw:style-name="gr4" draw:text-style-name="P17" svg:x1="79.06pt" svg:y1="522.74pt" svg:x2="79.06pt" svg:y2="537.73pt"><text:p/></draw:line><draw:g draw:style-name="gr6"><draw:custom-shape draw:style-name="gr7" draw:text-style-name="P23" svg:width="156.93pt" svg:height="27.98pt" svg:x="0pt" svg:y="537.7pt"><text:p text:style-name="P18"><text:span text:style-name="T8">creator.outputTag</text:span></text:p><text:p text:style-name="P18"><text:span text:style-name="T8">('header', 'header', '.main');</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0pt" svg:y="565.8pt"><text:p text:style-name="P16"><text:span text:style-name="T3">ヘッダーを作る</text:span></text:p><draw:enhanced-geometry svg:viewBox="0 0 21600 21600" draw:glue-points="10800 0 0 10800 10800 21600 21600 10800" draw:type="flowchart-process" draw:enhanced-path="M 0 0 L 21600 0 21600 21600 0 21600 0 0 Z N"/></draw:custom-shape></draw:g><draw:line draw:style-name="gr4" draw:text-style-name="P17" svg:x1="79.06pt" svg:y1="593.49pt" svg:x2="79.06pt" svg:y2="608.49pt"><text:p/></draw:line><draw:line draw:style-name="gr4" draw:text-style-name="P17" svg:x1="337.55pt" svg:y1="23.64pt" svg:x2="337.55pt" svg:y2="42.43pt"><text:p/></draw:line><draw:g draw:style-name="gr6"><draw:custom-shape draw:style-name="gr7" draw:text-style-name="P23" svg:width="156.93pt" svg:height="27.98pt" svg:x="258.49pt" svg:y="42.46pt"><text:p text:style-name="P18"><text:span text:style-name="T8">creator.outputTag</text:span></text:p><text:p text:style-name="P18"><text:span text:style-name="T8">('mainContent', 'insertdiv', '.main');</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258.49pt" svg:y="70.55pt"><text:p text:style-name="P16"><text:span text:style-name="T3">コンテンツ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7" svg:x1="337.55pt" svg:y1="98.19pt" svg:x2="337.55pt" svg:y2="113.19pt"><text:p/></draw:line><draw:circle draw:style-name="gr9" draw:text-style-name="P21" svg:width="14.26pt" svg:height="14.26pt" svg:x="329.24pt" svg:y="9.41pt"><text:p text:style-name="P16"><text:span text:style-name="T4">1</text:span></text:p></draw:circle><draw:circle draw:style-name="gr9" draw:text-style-name="P21" svg:width="14.26pt" svg:height="14.26pt" svg:x="330.66pt" svg:y="608.66pt"><text:p text:style-name="P16"><text:span text:style-name="T4">2</text:span></text:p></draw:circle><draw:g draw:style-name="gr6"><draw:custom-shape draw:style-name="gr7" draw:text-style-name="P19" svg:width="156.93pt" svg:height="27.98pt" svg:x="258.49pt" svg:y="113.19pt"><text:p text:style-name="P18"><text:span text:style-name="T2">creator.outputTag</text:span></text:p><text:p text:style-name="P18"><text:span text:style-name="T2">('tabArea','tabArea', '..mainContent');</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258.49pt" svg:y="141.31pt"><text:p text:style-name="P16"><text:span text:style-name="T3">タブ領域を作る</text:span></text:p><draw:enhanced-geometry svg:viewBox="0 0 21600 21600" draw:glue-points="10800 0 0 10800 10800 21600 21600 10800" draw:type="flowchart-process" draw:enhanced-path="M 0 0 L 21600 0 21600 21600 0 21600 0 0 Z N"/></draw:custom-shape></draw:g><draw:line draw:style-name="gr4" draw:text-style-name="P17" svg:x1="337.55pt" svg:y1="168.94pt" svg:x2="337.55pt" svg:y2="183.94pt"><text:p/></draw:line><draw:g draw:style-name="gr6"><draw:custom-shape draw:style-name="gr7" draw:text-style-name="P19" svg:width="156.93pt" svg:height="27.98pt" svg:x="258.49pt" svg:y="254.89pt"><text:p text:style-name="P18"><text:span text:style-name="T2">creator.outputTag</text:span></text:p><text:p text:style-name="P18"><text:span text:style-name="T2">('periodarea', 'periodarea', '.tabContent');</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258.49pt" svg:y="283.01pt"><text:p text:style-name="P16"><text:span text:style-name="T3">期間領域を作る</text:span></text:p><draw:enhanced-geometry svg:viewBox="0 0 21600 21600" draw:glue-points="10800 0 0 10800 10800 21600 21600 10800" draw:type="flowchart-process" draw:enhanced-path="M 0 0 L 21600 0 21600 21600 0 21600 0 0 Z N"/></draw:custom-shape></draw:g><draw:line draw:style-name="gr4" draw:text-style-name="P17" svg:x1="337.55pt" svg:y1="310.65pt" svg:x2="337.55pt" svg:y2="325.64pt"><text:p/></draw:line><draw:g draw:style-name="gr6"><draw:custom-shape draw:style-name="gr7" draw:text-style-name="P19" svg:width="156.93pt" svg:height="27.98pt" svg:x="258.49pt" svg:y="325.64pt"><text:p text:style-name="P18"><text:span text:style-name="T2">creator.outputTag('choice', </text:span></text:p><text:p text:style-name="P18"><text:span text:style-name="T2">'choice', '#receivedTabContent');</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258.49pt" svg:y="353.76pt"><text:p text:style-name="P16"><text:span text:style-name="T3">受注種別のプルダウンメニューを作る</text:span></text:p><draw:enhanced-geometry svg:viewBox="0 0 21600 21600" draw:glue-points="10800 0 0 10800 10800 21600 21600 10800" draw:type="flowchart-process" draw:enhanced-path="M 0 0 L 21600 0 21600 21600 0 21600 0 0 Z N"/></draw:custom-shape></draw:g><draw:line draw:style-name="gr4" draw:text-style-name="P17" svg:x1="337.55pt" svg:y1="381.4pt" svg:x2="337.55pt" svg:y2="396.4pt"><text:p/></draw:line><draw:g draw:style-name="gr6"><draw:custom-shape draw:style-name="gr7" draw:text-style-name="P19" svg:width="156.93pt" svg:height="27.98pt" svg:x="258.49pt" svg:y="396.4pt"><text:p text:style-name="P18"><text:span text:style-name="T2">creator.outputTag('sendButtonList',</text:span></text:p><text:p text:style-name="P18"><text:span text:style-name="T2"><text:s/></text:span><text:span text:style-name="T2">'insertdiv', '#sendTabContent');</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258.49pt" svg:y="424.49pt"><text:p text:style-name="P16"><text:span text:style-name="T3">発注画面にボタン一覧</text:span><text:span text:style-name="T3">(</text:span><text:span text:style-name="T3">新規ボタンから</text:span></text:p><text:p text:style-name="P16"><text:span text:style-name="T3">発送指示ボタンまでを囲む</text:span><text:span text:style-name="T3">div)</text:span><text:span text:style-name="T3">を作る</text:span></text:p><draw:enhanced-geometry svg:viewBox="0 0 21600 21600" draw:glue-points="10800 0 0 10800 10800 21600 21600 10800" draw:type="flowchart-process" draw:enhanced-path="M 0 0 L 21600 0 21600 21600 0 21600 0 0 Z N"/></draw:custom-shape></draw:g><draw:line draw:style-name="gr4" draw:text-style-name="P17" svg:x1="337.55pt" svg:y1="452.15pt" svg:x2="337.55pt" svg:y2="467.15pt"><text:p/></draw:line><draw:g draw:style-name="gr6"><draw:custom-shape draw:style-name="gr7" draw:text-style-name="P19" svg:width="156.93pt" svg:height="27.98pt" svg:x="258.49pt" svg:y="467.15pt"><text:p text:style-name="P18"><text:span text:style-name="T2">creator.outputTag('receivedButtonlist',</text:span></text:p><text:p text:style-name="P18"><text:span text:style-name="T2"><text:s/></text:span><text:span text:style-name="T2">'insertdiv', '#receivedTabContent');</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258.49pt" svg:y="495.24pt"><text:p text:style-name="P16"><text:span text:style-name="T3">受注画面にボタン一覧</text:span><text:span text:style-name="T3">(</text:span><text:span text:style-name="T3">新規ボタンから</text:span></text:p><text:p text:style-name="P16"><text:span text:style-name="T3">発送指示ボタンまでを囲む</text:span><text:span text:style-name="T3">div)</text:span><text:span text:style-name="T3">を作る</text:span></text:p><draw:enhanced-geometry svg:viewBox="0 0 21600 21600" draw:glue-points="10800 0 0 10800 10800 21600 21600 10800" draw:type="flowchart-process" draw:enhanced-path="M 0 0 L 21600 0 21600 21600 0 21600 0 0 Z N"/></draw:custom-shape></draw:g><draw:line draw:style-name="gr4" draw:text-style-name="P17" svg:x1="337.55pt" svg:y1="522.99pt" svg:x2="337.55pt" svg:y2="537.99pt"><text:p/></draw:line><draw:custom-shape draw:style-name="gr7" draw:text-style-name="P19" svg:width="156.93pt" svg:height="27.98pt" svg:x="258.49pt" svg:y="537.9pt"><text:p text:style-name="P18"><text:span text:style-name="T2">creator.outputTag('editButtons',</text:span></text:p><text:p text:style-name="P18"><text:span text:style-name="T2"><text:s/></text:span><text:span text:style-name="T2">'editButtons', '.buttonList');</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258.49pt" svg:y="565.99pt"><text:p text:style-name="P16"><text:span text:style-name="T3">編集ボタン群領域を作る</text:span></text:p><draw:enhanced-geometry svg:viewBox="0 0 21600 21600" draw:glue-points="10800 0 0 10800 10800 21600 21600 10800" draw:type="flowchart-process" draw:enhanced-path="M 0 0 L 21600 0 21600 21600 0 21600 0 0 Z N"/></draw:custom-shape><draw:line draw:style-name="gr4" draw:text-style-name="P17" svg:x1="337.55pt" svg:y1="593.69pt" svg:x2="337.55pt" svg:y2="608.68pt"><text:p/></draw:line><draw:g draw:style-name="gr6"><draw:custom-shape draw:style-name="gr7" draw:text-style-name="P19" svg:width="156.93pt" svg:height="27.98pt" svg:x="258.49pt" svg:y="184.14pt"><text:p text:style-name="P18"><text:span text:style-name="T2">creator.outputTag</text:span></text:p><text:p text:style-name="P18"><text:span text:style-name="T2">('searcharea','searcharea', '.tabContent');</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258.49pt" svg:y="212.26pt"><text:p text:style-name="P16"><text:span text:style-name="T3">検索機能領域を作る</text:span></text:p><draw:enhanced-geometry svg:viewBox="0 0 21600 21600" draw:glue-points="10800 0 0 10800 10800 21600 21600 10800" draw:type="flowchart-process" draw:enhanced-path="M 0 0 L 21600 0 21600 21600 0 21600 0 0 Z N"/></draw:custom-shape></draw:g><draw:line draw:style-name="gr4" draw:text-style-name="P17" svg:x1="337.55pt" svg:y1="239.9pt" svg:x2="337.55pt" svg:y2="254.89pt"><text:p/></draw:line></draw:g></text:p>
      <text:p text:style-name="P3"><draw:g text:anchor-type="as-char" draw:z-index="3" draw:style-name="gr10"><draw:frame draw:style-name="gr11" draw:text-style-name="P15" svg:width="476.99pt" svg:height="77.81pt" svg:x="2.44pt" svg:y="0pt"><draw:text-box><text:p><text:span text:style-name="T1">ファイル名</text:span><text:span text:style-name="T1">:order.html</text:span><text:span text:style-name="T1"><text:tab/></text:span><text:span text:style-name="T1"><text:tab/></text:span><text:span text:style-name="T1"><text:tab/></text:span><text:span text:style-name="T1">画面名</text:span><text:span text:style-name="T1">:</text:span><text:span text:style-name="T1">発注・受注機能</text:span><text:span text:style-name="T1"><text:tab/></text:span></text:p><text:p><text:span text:style-name="T1">作成日　</text:span><text:span text:style-name="T1">2015.01.12</text:span><text:span text:style-name="T1"><text:tab/></text:span><text:span text:style-name="T1">設計者　</text:span><text:span text:style-name="T1">T.Yamamoto</text:span><text:span text:style-name="T1"><text:tab/></text:span><text:span text:style-name="T1">作成者　</text:span><text:span text:style-name="T1">T.Yamamoto</text:span></text:p><text:p><text:span text:style-name="T1">概要　ボルグシステム受発注画面をクリエイトタグを用いての作成</text:span><text:span text:style-name="T1"><text:tab/></text:span></text:p><text:p><text:span text:style-name="T1">図の説明：　</text:span><text:span text:style-name="T1">order.html</text:span><text:span text:style-name="T1">ファイルに記述される内容のフローチャート</text:span></text:p><text:p><text:span text:style-name="T1">パラメータ</text:span></text:p></draw:text-box></draw:frame><draw:line draw:style-name="gr4" draw:text-style-name="P17" svg:x1="95.02pt" svg:y1="256.85pt" svg:x2="95.02pt" svg:y2="275.64pt"><text:p/></draw:line><draw:line draw:style-name="gr5" draw:text-style-name="P16" svg:x1="249.39pt" svg:y1="57.15pt" svg:x2="249.39pt" svg:y2="644.34pt"><text:p/></draw:line><draw:g draw:style-name="gr6"><draw:custom-shape draw:style-name="gr7" draw:text-style-name="P19" svg:width="156.93pt" svg:height="27.98pt" svg:x="15.96pt" svg:y="275.64pt"><text:p text:style-name="P18"><text:span text:style-name="T2">creator.outputTag('sendWrapList',</text:span></text:p><text:p text:style-name="P18"><text:span text:style-name="T2"><text:s/></text:span><text:span text:style-name="T2">'wrapList', '#sendTabContent')</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15.96pt" svg:y="303.76pt"><text:p text:style-name="P16"><text:span text:style-name="T3">発注テーブル領域を作る</text:span></text:p><draw:enhanced-geometry svg:viewBox="0 0 21600 21600" draw:glue-points="10800 0 0 10800 10800 21600 21600 10800" draw:type="flowchart-process" draw:enhanced-path="M 0 0 L 21600 0 21600 21600 0 21600 0 0 Z N"/></draw:custom-shape></draw:g><draw:line draw:style-name="gr12" draw:text-style-name="P16" svg:x1="0pt" svg:y1="57.15pt" svg:x2="496.94pt" svg:y2="57.15pt"><text:p/></draw:line><draw:line draw:style-name="gr4" draw:text-style-name="P17" svg:x1="95.02pt" svg:y1="331.4pt" svg:x2="95.02pt" svg:y2="346.39pt"><text:p/></draw:line><draw:circle draw:style-name="gr9" draw:text-style-name="P21" svg:width="14.26pt" svg:height="14.26pt" svg:x="86.71pt" svg:y="87.19pt"><text:p text:style-name="P16"><text:span text:style-name="T4">2</text:span></text:p></draw:circle><draw:g draw:style-name="gr6"><draw:custom-shape draw:style-name="gr7" draw:text-style-name="P19" svg:width="156.93pt" svg:height="27.98pt" svg:x="15.96pt" svg:y="346.39pt"><text:p text:style-name="P18"><text:span text:style-name="T2">creator.outputTag('receivedWrapList',</text:span></text:p><text:p text:style-name="P18"><text:span text:style-name="T2"><text:s/></text:span><text:span text:style-name="T2">'wrapList', '#receivedTabContent')</text:span></text:p><draw:enhanced-geometry svg:viewBox="0 0 21600 21600" draw:glue-points="10800 0 0 10800 10800 21600 21600 10800" draw:type="flowchart-process" draw:enhanced-path="M 0 0 L 21600 0 21600 21600 0 21600 0 0 Z N"/></draw:custom-shape><draw:custom-shape draw:style-name="gr8" draw:text-style-name="P25" svg:width="156.87pt" svg:height="27.67pt" svg:x="15.96pt" svg:y="374.51pt"><text:p text:style-name="P16"><text:span text:style-name="T5">受注テーブル領域を作る</text:span></text:p><draw:enhanced-geometry svg:viewBox="0 0 21600 21600" draw:glue-points="10800 0 0 10800 10800 21600 21600 10800" draw:type="flowchart-process" draw:enhanced-path="M 0 0 L 21600 0 21600 21600 0 21600 0 0 Z N"/></draw:custom-shape></draw:g><draw:line draw:style-name="gr4" draw:text-style-name="P17" svg:x1="95.02pt" svg:y1="402.15pt" svg:x2="95.02pt" svg:y2="417.15pt"><text:p/></draw:line><draw:g draw:style-name="gr6"><draw:custom-shape draw:style-name="gr7" draw:text-style-name="P19" svg:width="156.93pt" svg:height="27.98pt" svg:x="15.96pt" svg:y="417.15pt"><text:p text:style-name="P18"><text:span text:style-name="T2">funcTab();</text:span></text:p><draw:enhanced-geometry svg:viewBox="0 0 21600 21600" draw:glue-points="10800 0 0 10800 10800 21600 21600 10800" draw:type="flowchart-process" draw:enhanced-path="M 0 0 L 21600 0 21600 21600 0 21600 0 0 Z N"/></draw:custom-shape><draw:custom-shape draw:style-name="gr8" draw:text-style-name="P26" svg:width="156.87pt" svg:height="27.67pt" svg:x="15.96pt" svg:y="445.24pt"><text:p text:style-name="P16"><text:span text:style-name="T5">タブ機能を実装する</text:span></text:p><draw:enhanced-geometry svg:viewBox="0 0 21600 21600" draw:glue-points="10800 0 0 10800 10800 21600 21600 10800" draw:type="flowchart-process" draw:enhanced-path="M 0 0 L 21600 0 21600 21600 0 21600 0 0 Z N"/></draw:custom-shape></draw:g><draw:line draw:style-name="gr4" draw:text-style-name="P17" svg:x1="95.02pt" svg:y1="472.9pt" svg:x2="95.02pt" svg:y2="487.9pt"><text:p/></draw:line><draw:g draw:style-name="gr6"><draw:custom-shape draw:style-name="gr7" draw:text-style-name="P19" svg:width="156.93pt" svg:height="27.98pt" svg:x="15.96pt" svg:y="487.9pt"><text:p text:style-name="P18"><text:span text:style-name="T2">setOptionValue</text:span></text:p><draw:enhanced-geometry svg:viewBox="0 0 21600 21600" draw:glue-points="10800 0 0 10800 10800 21600 21600 10800" draw:type="flowchart-process" draw:enhanced-path="M 0 0 L 21600 0 21600 21600 0 21600 0 0 Z N"/></draw:custom-shape><draw:custom-shape draw:style-name="gr8" draw:text-style-name="P27" svg:width="156.87pt" svg:height="27.67pt" svg:x="15.96pt" svg:y="515.99pt"><text:p text:style-name="P16"><text:span text:style-name="T3">option</text:span><text:span text:style-name="T3">タグに</text:span><text:span text:style-name="T3">value</text:span><text:span text:style-name="T3">属性を設定する</text:span></text:p><draw:enhanced-geometry svg:viewBox="0 0 21600 21600" draw:glue-points="10800 0 0 10800 10800 21600 21600 10800" draw:type="flowchart-process" draw:enhanced-path="M 0 0 L 21600 0 21600 21600 0 21600 0 0 Z N"/></draw:custom-shape></draw:g><draw:line draw:style-name="gr4" draw:text-style-name="P17" svg:x1="95.02pt" svg:y1="543.66pt" svg:x2="95.02pt" svg:y2="558.65pt"><text:p/></draw:line><draw:g draw:style-name="gr6"><draw:custom-shape draw:style-name="gr7" draw:text-style-name="P19" svg:width="156.93pt" svg:height="27.98pt" svg:x="15.96pt" svg:y="558.65pt"><text:p text:style-name="P18"><text:span text:style-name="T8">makeGrid('sendData');</text:span></text:p><draw:enhanced-geometry svg:viewBox="0 0 21600 21600" draw:glue-points="10800 0 0 10800 10800 21600 21600 10800" draw:type="flowchart-process" draw:enhanced-path="M 0 0 L 21600 0 21600 21600 0 21600 0 0 Z N"/></draw:custom-shape><draw:custom-shape draw:style-name="gr8" draw:text-style-name="P27" svg:width="156.87pt" svg:height="27.67pt" svg:x="15.96pt" svg:y="586.74pt"><text:p text:style-name="P16"><text:span text:style-name="T3">発注テーブルを作る</text:span></text:p><draw:enhanced-geometry svg:viewBox="0 0 21600 21600" draw:glue-points="10800 0 0 10800 10800 21600 21600 10800" draw:type="flowchart-process" draw:enhanced-path="M 0 0 L 21600 0 21600 21600 0 21600 0 0 Z N"/></draw:custom-shape></draw:g><draw:circle draw:style-name="gr9" draw:text-style-name="P21" svg:width="14.31pt" svg:height="14.31pt" svg:x="86.71pt" svg:y="630.2pt"><text:p text:style-name="P16"><text:span text:style-name="T4">3</text:span></text:p></draw:circle><draw:line draw:style-name="gr4" draw:text-style-name="P17" svg:x1="93.77pt" svg:y1="101.45pt" svg:x2="93.77pt" svg:y2="127.11pt"><text:p/></draw:line><draw:g draw:style-name="gr6"><draw:custom-shape draw:style-name="gr7" draw:text-style-name="P19" svg:width="156.93pt" svg:height="27.98pt" svg:x="15.96pt" svg:y="198.65pt"><text:p text:style-name="P18"><text:span text:style-name="T2">creator.outputTag('receivedPDFbutton'</text:span></text:p><text:p text:style-name="P18"><text:span text:style-name="T2">, 'sideButtonArea', '#receivedButtonList');</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15.96pt" svg:y="226.74pt"><text:p text:style-name="P16"><text:span text:style-name="T3">受注画面</text:span><text:span text:style-name="T3">PDF</text:span><text:span text:style-name="T3">出力ボタン群領域を作る</text:span></text:p><draw:enhanced-geometry svg:viewBox="0 0 21600 21600" draw:glue-points="10800 0 0 10800 10800 21600 21600 10800" draw:type="flowchart-process" draw:enhanced-path="M 0 0 L 21600 0 21600 21600 0 21600 0 0 Z N"/></draw:custom-shape></draw:g><draw:line draw:style-name="gr4" draw:text-style-name="P17" svg:x1="95.02pt" svg:y1="614.44pt" svg:x2="95.02pt" svg:y2="629.43pt"><text:p/></draw:line><draw:g draw:style-name="gr6"><draw:custom-shape draw:style-name="gr7" draw:text-style-name="P19" svg:width="156.93pt" svg:height="27.98pt" svg:x="15.96pt" svg:y="127.9pt"><text:p text:style-name="P18"><text:span text:style-name="T2">creator.outputTag('sendPDFbutton',</text:span></text:p><text:p text:style-name="P18"><text:span text:style-name="T2"><text:s/></text:span><text:span text:style-name="T2">'sideButtonArea', '#sendButtonList');</text:span></text:p><draw:enhanced-geometry svg:viewBox="0 0 21600 21600" draw:glue-points="10800 0 0 10800 10800 21600 21600 10800" draw:type="flowchart-process" draw:enhanced-path="M 0 0 L 21600 0 21600 21600 0 21600 0 0 Z N"/></draw:custom-shape><draw:custom-shape draw:style-name="gr8" draw:text-style-name="P27" svg:width="156.87pt" svg:height="27.67pt" svg:x="15.96pt" svg:y="155.99pt"><text:p text:style-name="P16"><text:span text:style-name="T3">発注画面</text:span><text:span text:style-name="T3">PDF</text:span><text:span text:style-name="T3">出力ボタン群領域を作る</text:span></text:p><draw:enhanced-geometry svg:viewBox="0 0 21600 21600" draw:glue-points="10800 0 0 10800 10800 21600 21600 10800" draw:type="flowchart-process" draw:enhanced-path="M 0 0 L 21600 0 21600 21600 0 21600 0 0 Z N"/></draw:custom-shape></draw:g><draw:line draw:style-name="gr4" draw:text-style-name="P17" svg:x1="95.02pt" svg:y1="183.74pt" svg:x2="95.02pt" svg:y2="198.74pt"><text:p/></draw:line><draw:line draw:style-name="gr4" draw:text-style-name="P17" svg:x1="332.45pt" svg:y1="101.79pt" svg:x2="332.45pt" svg:y2="120.59pt"><text:p/></draw:line><draw:g draw:style-name="gr6"><draw:custom-shape draw:style-name="gr7" draw:text-style-name="P23" svg:width="156.93pt" svg:height="27.98pt" svg:x="253.39pt" svg:y="120.5pt"><text:p text:style-name="P18"><text:span text:style-name="T8">makeGrid('receivedData');</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253.39pt" svg:y="148.59pt"><text:p text:style-name="P16"><text:span text:style-name="T3">受注テーブルを作る</text:span></text:p><draw:enhanced-geometry svg:viewBox="0 0 21600 21600" draw:glue-points="10800 0 0 10800 10800 21600 21600 10800" draw:type="flowchart-process" draw:enhanced-path="M 0 0 L 21600 0 21600 21600 0 21600 0 0 Z N"/></draw:custom-shape></draw:g><draw:line draw:style-name="gr4" draw:text-style-name="P17" svg:x1="332.45pt" svg:y1="176.29pt" svg:x2="332.45pt" svg:y2="191.28pt"><text:p/></draw:line><draw:circle draw:style-name="gr9" draw:text-style-name="P21" svg:width="14.26pt" svg:height="14.26pt" svg:x="324.14pt" svg:y="87.45pt"><text:p text:style-name="P16"><text:span text:style-name="T4">3</text:span></text:p></draw:circle><draw:circle draw:style-name="gr9" draw:text-style-name="P21" svg:width="14.26pt" svg:height="14.26pt" svg:x="325.56pt" svg:y="474.55pt"><text:p text:style-name="P16"><text:span text:style-name="T4">E</text:span></text:p></draw:circle><draw:g draw:style-name="gr6"><draw:custom-shape draw:style-name="gr7" draw:text-style-name="P19" svg:width="156.93pt" svg:height="27.98pt" svg:x="253.39pt" svg:y="191.25pt"><text:p text:style-name="P18"><text:span text:style-name="T2">SetAddButtonLink</text:span></text:p><text:p text:style-name="P18"><text:span text:style-name="T2">('#sendTabContent', 'sendOrder.html');</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253.39pt" svg:y="219.34pt"><text:p text:style-name="P16"><text:span text:style-name="T3">発注タブの追加ボタンにリンクをセットする</text:span></text:p><draw:enhanced-geometry svg:viewBox="0 0 21600 21600" draw:glue-points="10800 0 0 10800 10800 21600 21600 10800" draw:type="flowchart-process" draw:enhanced-path="M 0 0 L 21600 0 21600 21600 0 21600 0 0 Z N"/></draw:custom-shape></draw:g><draw:line draw:style-name="gr4" draw:text-style-name="P17" svg:x1="332.45pt" svg:y1="247.04pt" svg:x2="332.45pt" svg:y2="262.03pt"><text:p/></draw:line><draw:g draw:style-name="gr6"><draw:custom-shape draw:style-name="gr7" draw:text-style-name="P19" svg:width="156.93pt" svg:height="27.98pt" svg:x="253.39pt" svg:y="332.96pt"><text:p text:style-name="P18"><text:span text:style-name="T2">setCalendar();</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253.39pt" svg:y="361.05pt"><text:p text:style-name="P16"><text:span text:style-name="T3"><text:s/></text:span><text:span text:style-name="T3">カレンダーを付ける</text:span></text:p><draw:enhanced-geometry svg:viewBox="0 0 21600 21600" draw:glue-points="10800 0 0 10800 10800 21600 21600 10800" draw:type="flowchart-process" draw:enhanced-path="M 0 0 L 21600 0 21600 21600 0 21600 0 0 Z N"/></draw:custom-shape></draw:g><draw:line draw:style-name="gr4" draw:text-style-name="P17" svg:x1="332.45pt" svg:y1="388.69pt" svg:x2="332.45pt" svg:y2="403.68pt"><text:p/></draw:line><draw:g draw:style-name="gr6"><draw:custom-shape draw:style-name="gr7" draw:text-style-name="P19" svg:width="156.93pt" svg:height="27.98pt" svg:x="253.39pt" svg:y="262.2pt"><text:p text:style-name="P18"><text:span text:style-name="T2">SetAddButtonLink</text:span></text:p><text:p text:style-name="P18"><text:span text:style-name="T2">('#receivedTabContent', 'receivedOrder.html');</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253.39pt" svg:y="290.3pt"><text:p text:style-name="P16"><text:span text:style-name="T3"><text:s/></text:span><text:span text:style-name="T3">受注タブの追加ボタンにリンクをセットする</text:span></text:p><draw:enhanced-geometry svg:viewBox="0 0 21600 21600" draw:glue-points="10800 0 0 10800 10800 21600 21600 10800" draw:type="flowchart-process" draw:enhanced-path="M 0 0 L 21600 0 21600 21600 0 21600 0 0 Z N"/></draw:custom-shape></draw:g><draw:line draw:style-name="gr4" draw:text-style-name="P17" svg:x1="332.45pt" svg:y1="317.99pt" svg:x2="332.45pt" svg:y2="332.99pt"><text:p/></draw:line><draw:g draw:style-name="gr6"><draw:custom-shape draw:style-name="gr7" draw:text-style-name="P19" svg:width="156.93pt" svg:height="27.98pt" svg:x="253.39pt" svg:y="403.8pt"><text:p text:style-name="P18"><text:span text:style-name="T2">/script</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253.39pt" svg:y="431.89pt"><text:p text:style-name="P16"><text:span text:style-name="T3">javascript</text:span><text:span text:style-name="T3">の記述の終わり</text:span></text:p><draw:enhanced-geometry svg:viewBox="0 0 21600 21600" draw:glue-points="10800 0 0 10800 10800 21600 21600 10800" draw:type="flowchart-process" draw:enhanced-path="M 0 0 L 21600 0 21600 21600 0 21600 0 0 Z N"/></draw:custom-shape></draw:g><draw:line draw:style-name="gr4" draw:text-style-name="P17" svg:x1="332.45pt" svg:y1="459.55pt" svg:x2="332.45pt" svg:y2="474.55pt"><text:p/></draw:line></draw:g></text:p>
      <text:p text:style-name="P3"><draw:g text:anchor-type="as-char" draw:z-index="4" draw:style-name="gr10"><draw:frame draw:style-name="gr13" draw:text-style-name="P15" svg:width="476.99pt" svg:height="57.51pt" svg:x="6.01pt" svg:y="0pt"><draw:text-box><text:p><text:span text:style-name="T1">ファイル名</text:span><text:span text:style-name="T1">:sendOrder.html</text:span><text:span text:style-name="T1"><text:tab/></text:span><text:span text:style-name="T1"><text:tab/></text:span><text:span text:style-name="T1"><text:tab/></text:span><text:span text:style-name="T1">画面名</text:span><text:span text:style-name="T1">:</text:span><text:span text:style-name="T1">新規・編集（伝票）画面</text:span></text:p><text:p><text:span text:style-name="T1">作成日　</text:span><text:span text:style-name="T1">2015.01.15</text:span><text:span text:style-name="T1"><text:tab/></text:span><text:span text:style-name="T1">設計者　</text:span><text:span text:style-name="T1">T.Yamamoto</text:span><text:span text:style-name="T1"><text:tab/></text:span><text:span text:style-name="T1">作成者　</text:span><text:span text:style-name="T1">T.Yamamoto</text:span></text:p><text:p><text:span text:style-name="T1">概要：　ボルグシステム発注の新規・編集画面をクリエイトタグを用いての作成</text:span></text:p><text:p><text:span text:style-name="T1">図の説明：　</text:span><text:span text:style-name="T1">sendOrder.html</text:span><text:span text:style-name="T1">ファイルに記述される内容のフローチャート</text:span></text:p><text:p><text:span text:style-name="T1">パラメータ</text:span></text:p></draw:text-box></draw:frame><draw:line draw:style-name="gr4" draw:text-style-name="P17" svg:x1="98.56pt" svg:y1="82.35pt" svg:x2="98.56pt" svg:y2="101.14pt"><text:p/></draw:line><draw:line draw:style-name="gr5" draw:text-style-name="P16" svg:x1="252.94pt" svg:y1="57.51pt" svg:x2="252.94pt" svg:y2="644.71pt"><text:p/></draw:line><draw:g draw:style-name="gr6"><draw:custom-shape draw:style-name="gr7" draw:text-style-name="P19" svg:width="156.93pt" svg:height="27.98pt" svg:x="19.5pt" svg:y="101.14pt"><text:p text:style-name="P18"><text:span text:style-name="T2">body</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19.5pt" svg:y="129.26pt"><text:p text:style-name="P16"><text:span text:style-name="T3">ページ全体の領域</text:span></text:p><draw:enhanced-geometry svg:viewBox="0 0 21600 21600" draw:glue-points="10800 0 0 10800 10800 21600 21600 10800" draw:type="flowchart-process" draw:enhanced-path="M 0 0 L 21600 0 21600 21600 0 21600 0 0 Z N"/></draw:custom-shape></draw:g><draw:line draw:style-name="gr12" draw:text-style-name="P16" svg:x1="0pt" svg:y1="57.51pt" svg:x2="496.94pt" svg:y2="57.51pt"><text:p/></draw:line><draw:line draw:style-name="gr4" draw:text-style-name="P17" svg:x1="98.56pt" svg:y1="156.9pt" svg:x2="98.56pt" svg:y2="171.89pt"><text:p/></draw:line><draw:circle draw:style-name="gr9" draw:text-style-name="P21" svg:width="14.26pt" svg:height="14.26pt" svg:x="90.26pt" svg:y="68.09pt"><text:p text:style-name="P16"><text:span text:style-name="T4">S</text:span></text:p></draw:circle><draw:circle draw:style-name="gr9" draw:text-style-name="P21" svg:width="14.26pt" svg:height="14.26pt" svg:x="90.14pt" svg:y="667.16pt"><text:p text:style-name="P16"><text:span text:style-name="T4">1</text:span></text:p></draw:circle><draw:g draw:style-name="gr6"><draw:custom-shape draw:style-name="gr7" draw:text-style-name="P19" svg:width="156.93pt" svg:height="27.98pt" svg:x="33.65pt" svg:y="171.89pt"><text:p text:style-name="P18"><text:span text:style-name="T2">div id="container"</text:span></text:p><draw:enhanced-geometry svg:viewBox="0 0 21600 21600" draw:glue-points="10800 0 0 10800 10800 21600 21600 10800" draw:type="flowchart-process" draw:enhanced-path="M 0 0 L 21600 0 21600 21600 0 21600 0 0 Z N"/></draw:custom-shape><draw:custom-shape draw:style-name="gr8" draw:text-style-name="P22" svg:width="156.87pt" svg:height="27.67pt" svg:x="33.65pt" svg:y="200.01pt"><text:p text:style-name="P16"><text:span text:style-name="T5"><text:s/></text:span><text:span text:style-name="T5">ウィンドウサイズを取得し</text:span></text:p><text:p text:style-name="P16"><text:span text:style-name="T5">それに幅を合わせる</text:span></text:p><draw:enhanced-geometry svg:viewBox="0 0 21600 21600" draw:glue-points="10800 0 0 10800 10800 21600 21600 10800" draw:type="flowchart-process" draw:enhanced-path="M 0 0 L 21600 0 21600 21600 0 21600 0 0 Z N"/></draw:custom-shape></draw:g><draw:line draw:style-name="gr4" draw:text-style-name="P17" svg:x1="98.56pt" svg:y1="227.65pt" svg:x2="98.56pt" svg:y2="242.65pt"><text:p/></draw:line><draw:g draw:style-name="gr6"><draw:custom-shape draw:style-name="gr7" draw:text-style-name="P19" svg:width="156.93pt" svg:height="27.98pt" svg:x="47.79pt" svg:y="242.65pt"><text:p text:style-name="P18"><text:span text:style-name="T2">&lt;div class="page"&gt;</text:span></text:p><draw:enhanced-geometry svg:viewBox="0 0 21600 21600" draw:glue-points="10800 0 0 10800 10800 21600 21600 10800" draw:type="flowchart-process" draw:enhanced-path="M 0 0 L 21600 0 21600 21600 0 21600 0 0 Z N"/></draw:custom-shape><draw:custom-shape draw:style-name="gr8" draw:text-style-name="P22" svg:width="156.87pt" svg:height="27.67pt" svg:x="47.79pt" svg:y="270.74pt"><text:p text:style-name="P16"><text:span text:style-name="T5">main</text:span><text:span text:style-name="T5">以下を</text:span><text:span text:style-name="T5">page</text:span><text:span text:style-name="T5">で囲む</text:span></text:p><draw:enhanced-geometry svg:viewBox="0 0 21600 21600" draw:glue-points="10800 0 0 10800 10800 21600 21600 10800" draw:type="flowchart-process" draw:enhanced-path="M 0 0 L 21600 0 21600 21600 0 21600 0 0 Z N"/></draw:custom-shape></draw:g><draw:line draw:style-name="gr4" draw:text-style-name="P17" svg:x1="98.56pt" svg:y1="298.4pt" svg:x2="98.56pt" svg:y2="313.4pt"><text:p/></draw:line><draw:g draw:style-name="gr6"><draw:custom-shape draw:style-name="gr7" draw:text-style-name="P19" svg:width="156.93pt" svg:height="27.98pt" svg:x="61.94pt" svg:y="313.4pt"><text:p text:style-name="P18"><text:span text:style-name="T2">&lt;div class="main"&gt;</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61.94pt" svg:y="341.49pt"><text:p text:style-name="P16"><text:span text:style-name="T3">コンテンツ領域となる</text:span><text:span text:style-name="T6">div</text:span><text:span text:style-name="T3">タグ</text:span></text:p><draw:enhanced-geometry svg:viewBox="0 0 21600 21600" draw:glue-points="10800 0 0 10800 10800 21600 21600 10800" draw:type="flowchart-process" draw:enhanced-path="M 0 0 L 21600 0 21600 21600 0 21600 0 0 Z N"/></draw:custom-shape></draw:g><draw:line draw:style-name="gr4" draw:text-style-name="P17" svg:x1="98.56pt" svg:y1="369.16pt" svg:x2="98.56pt" svg:y2="384.15pt"><text:p/></draw:line><draw:g draw:style-name="gr6"><draw:custom-shape draw:style-name="gr7" draw:text-style-name="P23" svg:width="156.93pt" svg:height="27.98pt" svg:x="19.5pt" svg:y="384.15pt"><text:p text:style-name="P18"><text:span text:style-name="T7">ここから</text:span><text:span text:style-name="T8">javascript</text:span></text:p><text:p text:style-name="P18"><text:span text:style-name="T8">creator = new createTag();</text:span></text:p><draw:enhanced-geometry svg:viewBox="0 0 21600 21600" draw:glue-points="10800 0 0 10800 10800 21600 21600 10800" draw:type="flowchart-process" draw:enhanced-path="M 0 0 L 21600 0 21600 21600 0 21600 0 0 Z N"/></draw:custom-shape><draw:custom-shape draw:style-name="gr8" draw:text-style-name="P24" svg:width="156.87pt" svg:height="27.67pt" svg:x="19.5pt" svg:y="412.24pt"><text:p text:style-name="P16"><text:span text:style-name="T6">dom</text:span><text:span text:style-name="T3">要素を作るための</text:span></text:p><text:p text:style-name="P16"><text:span text:style-name="T3">クラスをインスタンス化する</text:span></text:p><draw:enhanced-geometry svg:viewBox="0 0 21600 21600" draw:glue-points="10800 0 0 10800 10800 21600 21600 10800" draw:type="flowchart-process" draw:enhanced-path="M 0 0 L 21600 0 21600 21600 0 21600 0 0 Z N"/></draw:custom-shape></draw:g><draw:line draw:style-name="gr4" draw:text-style-name="P17" svg:x1="98.56pt" svg:y1="439.94pt" svg:x2="98.56pt" svg:y2="454.93pt"><text:p/></draw:line><draw:g draw:style-name="gr6"><draw:custom-shape draw:style-name="gr7" draw:text-style-name="P23" svg:width="156.93pt" svg:height="27.98pt" svg:x="19.5pt" svg:y="454.9pt"><text:p text:style-name="P18"><text:span text:style-name="T8">creator.getJsonFile</text:span></text:p><text:p text:style-name="P18"><text:span text:style-name="T8">('source/orderSendAddEdit.json');</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19.5pt" svg:y="483pt"><text:p text:style-name="P16"><text:span text:style-name="T3">dom</text:span><text:span text:style-name="T3">に配置するデータを取得する</text:span></text:p><draw:enhanced-geometry svg:viewBox="0 0 21600 21600" draw:glue-points="10800 0 0 10800 10800 21600 21600 10800" draw:type="flowchart-process" draw:enhanced-path="M 0 0 L 21600 0 21600 21600 0 21600 0 0 Z N"/></draw:custom-shape></draw:g><draw:line draw:style-name="gr4" draw:text-style-name="P17" svg:x1="98.56pt" svg:y1="510.69pt" svg:x2="98.56pt" svg:y2="525.69pt"><text:p/></draw:line><draw:g draw:style-name="gr6"><draw:custom-shape draw:style-name="gr7" draw:text-style-name="P23" svg:width="156.93pt" svg:height="27.98pt" svg:x="19.5pt" svg:y="525.66pt"><text:p text:style-name="P18"><text:span text:style-name="T8">creator.getDomFile</text:span></text:p><text:p text:style-name="P18"><text:span text:style-name="T8">('source/template.html');</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19.5pt" svg:y="553.75pt"><text:p text:style-name="P16"><text:span text:style-name="T3">画面に配置する</text:span><text:span text:style-name="T3">dom</text:span><text:span text:style-name="T3">を取得する</text:span></text:p><draw:enhanced-geometry svg:viewBox="0 0 21600 21600" draw:glue-points="10800 0 0 10800 10800 21600 21600 10800" draw:type="flowchart-process" draw:enhanced-path="M 0 0 L 21600 0 21600 21600 0 21600 0 0 Z N"/></draw:custom-shape></draw:g><draw:line draw:style-name="gr4" draw:text-style-name="P17" svg:x1="98.56pt" svg:y1="581.44pt" svg:x2="98.56pt" svg:y2="596.44pt"><text:p/></draw:line><draw:g draw:style-name="gr6"><draw:custom-shape draw:style-name="gr7" draw:text-style-name="P23" svg:width="156.93pt" svg:height="27.98pt" svg:x="19.5pt" svg:y="596.41pt"><text:p text:style-name="P18"><text:span text:style-name="T8">creator.outputTag</text:span></text:p><text:p text:style-name="P18"><text:span text:style-name="T8">('header', 'header', '.main');</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19.5pt" svg:y="624.5pt"><text:p text:style-name="P16"><text:span text:style-name="T3">ヘッダーを作る</text:span></text:p><draw:enhanced-geometry svg:viewBox="0 0 21600 21600" draw:glue-points="10800 0 0 10800 10800 21600 21600 10800" draw:type="flowchart-process" draw:enhanced-path="M 0 0 L 21600 0 21600 21600 0 21600 0 0 Z N"/></draw:custom-shape></draw:g><draw:line draw:style-name="gr4" draw:text-style-name="P17" svg:x1="98.56pt" svg:y1="652.14pt" svg:x2="98.56pt" svg:y2="667.13pt"><text:p/></draw:line><draw:line draw:style-name="gr4" draw:text-style-name="P17" svg:x1="357.05pt" svg:y1="82.35pt" svg:x2="357.05pt" svg:y2="101.14pt"><text:p/></draw:line><draw:g draw:style-name="gr6"><draw:custom-shape draw:style-name="gr7" draw:text-style-name="P23" svg:width="156.93pt" svg:height="27.98pt" svg:x="277.99pt" svg:y="101.14pt"><text:p text:style-name="P18"><text:span text:style-name="T8">creator.outputTag</text:span></text:p><text:p text:style-name="P18"><text:span text:style-name="T8">('mainContent', 'insertdiv', '.main');</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277.99pt" svg:y="129.26pt"><text:p text:style-name="P16"><text:span text:style-name="T3">コンテンツ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7" svg:x1="357.05pt" svg:y1="156.9pt" svg:x2="357.05pt" svg:y2="171.89pt"><text:p/></draw:line><draw:circle draw:style-name="gr9" draw:text-style-name="P21" svg:width="14.26pt" svg:height="14.26pt" svg:x="348.75pt" svg:y="68.09pt"><text:p text:style-name="P16"><text:span text:style-name="T4">1</text:span></text:p></draw:circle><draw:circle draw:style-name="gr9" draw:text-style-name="P21" svg:width="14.26pt" svg:height="14.26pt" svg:x="348.66pt" svg:y="667.16pt"><text:p text:style-name="P16"><text:span text:style-name="T4">2</text:span></text:p></draw:circle><draw:g draw:style-name="gr6"><draw:custom-shape draw:style-name="gr7" draw:text-style-name="P19" svg:width="156.93pt" svg:height="27.98pt" svg:x="277.99pt" svg:y="243.55pt"><text:p text:style-name="P18"><text:span text:style-name="T2">creator.outputTag</text:span></text:p><text:p text:style-name="P18"><text:span text:style-name="T2">('buttonArea', 'insertdiv', '.mainContent');</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277.99pt" svg:y="271.64pt"><text:p text:style-name="P16"><text:span text:style-name="T3">コンテンツのボタン領域外枠を作る</text:span></text:p><draw:enhanced-geometry svg:viewBox="0 0 21600 21600" draw:glue-points="10800 0 0 10800 10800 21600 21600 10800" draw:type="flowchart-process" draw:enhanced-path="M 0 0 L 21600 0 21600 21600 0 21600 0 0 Z N"/></draw:custom-shape></draw:g><draw:line draw:style-name="gr4" draw:text-style-name="P17" svg:x1="357.05pt" svg:y1="299.34pt" svg:x2="357.05pt" svg:y2="314.33pt"><text:p/></draw:line><draw:g draw:style-name="gr6"><draw:custom-shape draw:style-name="gr7" draw:text-style-name="P19" svg:width="156.93pt" svg:height="27.98pt" svg:x="277.99pt" svg:y="314.31pt"><text:p text:style-name="P18"><text:span text:style-name="T2">creator.outputTag</text:span></text:p><text:p text:style-name="P18"><text:span text:style-name="T2">('editButtons', 'editButtons', '.buttonArea');</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277.99pt" svg:y="342.4pt"><text:p text:style-name="P16"><text:span text:style-name="T3">新規追加ボタンと削除ボタンの領域を作る</text:span></text:p><draw:enhanced-geometry svg:viewBox="0 0 21600 21600" draw:glue-points="10800 0 0 10800 10800 21600 21600 10800" draw:type="flowchart-process" draw:enhanced-path="M 0 0 L 21600 0 21600 21600 0 21600 0 0 Z N"/></draw:custom-shape></draw:g><draw:line draw:style-name="gr4" draw:text-style-name="P17" svg:x1="357.05pt" svg:y1="370.09pt" svg:x2="357.05pt" svg:y2="385.09pt"><text:p/></draw:line><draw:g draw:style-name="gr6"><draw:custom-shape draw:style-name="gr7" draw:text-style-name="P19" svg:width="156.93pt" svg:height="27.98pt" svg:x="277.99pt" svg:y="385.06pt"><text:p text:style-name="P18"><text:span text:style-name="T2">creator.outputTag('leftButtonArea',</text:span></text:p><text:p text:style-name="P18"><text:span text:style-name="T2"><text:s/></text:span><text:span text:style-name="T2">'sideButtonArea', '.buttonArea');</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277.99pt" svg:y="413.15pt"><text:p text:style-name="P16"><text:span text:style-name="T3">画面の左側ボタンを追加する</text:span></text:p><draw:enhanced-geometry svg:viewBox="0 0 21600 21600" draw:glue-points="10800 0 0 10800 10800 21600 21600 10800" draw:type="flowchart-process" draw:enhanced-path="M 0 0 L 21600 0 21600 21600 0 21600 0 0 Z N"/></draw:custom-shape></draw:g><draw:line draw:style-name="gr4" draw:text-style-name="P17" svg:x1="357.05pt" svg:y1="440.82pt" svg:x2="357.05pt" svg:y2="455.81pt"><text:p/></draw:line><draw:g draw:style-name="gr6"><draw:custom-shape draw:style-name="gr7" draw:text-style-name="P19" svg:width="156.93pt" svg:height="27.98pt" svg:x="277.99pt" svg:y="455.81pt"><text:p text:style-name="P18"><text:span text:style-name="T2">creator.outputTag('leftButtonArea',</text:span></text:p><text:p text:style-name="P18"><text:span text:style-name="T2"><text:s/></text:span><text:span text:style-name="T2">'sideButtonArea', '.buttonArea');</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277.99pt" svg:y="483.9pt"><text:p text:style-name="P16"><text:span text:style-name="T3">画面の右側ボタンを追加する</text:span></text:p><draw:enhanced-geometry svg:viewBox="0 0 21600 21600" draw:glue-points="10800 0 0 10800 10800 21600 21600 10800" draw:type="flowchart-process" draw:enhanced-path="M 0 0 L 21600 0 21600 21600 0 21600 0 0 Z N"/></draw:custom-shape></draw:g><draw:line draw:style-name="gr4" draw:text-style-name="P17" svg:x1="357.05pt" svg:y1="511.57pt" svg:x2="357.05pt" svg:y2="526.56pt"><text:p/></draw:line><draw:g draw:style-name="gr6"><draw:custom-shape draw:style-name="gr7" draw:text-style-name="P19" svg:width="156.93pt" svg:height="27.98pt" svg:x="277.99pt" svg:y="526.56pt"><text:p text:style-name="P18"><text:span text:style-name="T2">creator.outputTag('sendWrapList', </text:span></text:p><text:p text:style-name="P18"><text:span text:style-name="T2">'wrapList', '.mainContent');</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277.99pt" svg:y="554.66pt"><text:p text:style-name="P16"><text:span text:style-name="T3">新規・編集テーブル領域を作る</text:span></text:p><draw:enhanced-geometry svg:viewBox="0 0 21600 21600" draw:glue-points="10800 0 0 10800 10800 21600 21600 10800" draw:type="flowchart-process" draw:enhanced-path="M 0 0 L 21600 0 21600 21600 0 21600 0 0 Z N"/></draw:custom-shape></draw:g><draw:line draw:style-name="gr4" draw:text-style-name="P17" svg:x1="357.05pt" svg:y1="582.29pt" svg:x2="357.05pt" svg:y2="597.29pt"><text:p/></draw:line><draw:g draw:style-name="gr6"><draw:custom-shape draw:style-name="gr7" draw:text-style-name="P19" svg:width="156.93pt" svg:height="27.98pt" svg:x="277.99pt" svg:y="597.29pt"><text:p text:style-name="P18"><text:span text:style-name="T2">makeGrid('sendDataAddEdit');</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277.99pt" svg:y="625.41pt"><text:p text:style-name="P16"><text:span text:style-name="T3">発注の新規・編集画面テーブルを作る</text:span></text:p><draw:enhanced-geometry svg:viewBox="0 0 21600 21600" draw:glue-points="10800 0 0 10800 10800 21600 21600 10800" draw:type="flowchart-process" draw:enhanced-path="M 0 0 L 21600 0 21600 21600 0 21600 0 0 Z N"/></draw:custom-shape></draw:g><draw:line draw:style-name="gr4" draw:text-style-name="P17" svg:x1="357.05pt" svg:y1="653.05pt" svg:x2="357.05pt" svg:y2="668.04pt"><text:p/></draw:line><draw:g draw:style-name="gr6"><draw:custom-shape draw:style-name="gr7" draw:text-style-name="P23" svg:width="156.93pt" svg:height="27.98pt" svg:x="277.99pt" svg:y="172.8pt"><text:p text:style-name="P18"><text:span text:style-name="T8">creator.outputTag</text:span></text:p><text:p text:style-name="P18"><text:span text:style-name="T8">('dataInArea', 'dataInArea', '.mainContent');</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277.99pt" svg:y="200.89pt"><text:p text:style-name="P16"><text:span text:style-name="T3">テキストボックスに発注データを</text:span></text:p><text:p text:style-name="P16"><text:span text:style-name="T3">入力する領域を作る</text:span></text:p><draw:enhanced-geometry svg:viewBox="0 0 21600 21600" draw:glue-points="10800 0 0 10800 10800 21600 21600 10800" draw:type="flowchart-process" draw:enhanced-path="M 0 0 L 21600 0 21600 21600 0 21600 0 0 Z N"/></draw:custom-shape></draw:g><draw:line draw:style-name="gr4" draw:text-style-name="P17" svg:x1="357.05pt" svg:y1="228.64pt" svg:x2="357.05pt" svg:y2="243.64pt"><text:p/></draw:line></draw:g></text:p>
      <text:p text:style-name="P4"><draw:g text:anchor-type="as-char" draw:z-index="5" draw:style-name="gr10"><draw:frame draw:style-name="gr11" draw:text-style-name="P15" svg:width="476.99pt" svg:height="77.81pt" svg:x="2.35pt" svg:y="0pt"><draw:text-box><text:p><text:span text:style-name="T1">ファイル名</text:span><text:span text:style-name="T1">:sendOrder.html</text:span><text:span text:style-name="T1"><text:tab/></text:span><text:span text:style-name="T1"><text:tab/></text:span><text:span text:style-name="T1"><text:tab/></text:span><text:span text:style-name="T1">画面名</text:span><text:span text:style-name="T1">:</text:span><text:span text:style-name="T1">新規・編集（伝票）画面</text:span></text:p><text:p><text:span text:style-name="T1">作成日　</text:span><text:span text:style-name="T1">2015.01.15</text:span><text:span text:style-name="T1"><text:tab/></text:span><text:span text:style-name="T1">設計者　</text:span><text:span text:style-name="T1">T.Yamamoto</text:span><text:span text:style-name="T1"><text:tab/></text:span><text:span text:style-name="T1">作成者　</text:span><text:span text:style-name="T1">T.Yamamoto</text:span></text:p><text:p><text:span text:style-name="T1">概要：　ボルグシステム発注の新規・編集画面をクリエイトタグを用いての作成</text:span></text:p><text:p><text:span text:style-name="T1">図の説明：　</text:span><text:span text:style-name="T1">sendOrder.html</text:span><text:span text:style-name="T1">ファイルに記述される内容のフローチャート</text:span></text:p><text:p><text:span text:style-name="T1">パラメータ</text:span></text:p></draw:text-box></draw:frame><draw:line draw:style-name="gr12" draw:text-style-name="P16" svg:x1="0pt" svg:y1="77.81pt" svg:x2="496.94pt" svg:y2="77.81pt"><text:p/></draw:line><draw:line draw:style-name="gr5" draw:text-style-name="P16" svg:x1="233.43pt" svg:y1="77.81pt" svg:x2="233.43pt" svg:y2="665.01pt"><text:p/></draw:line><draw:line draw:style-name="gr4" draw:text-style-name="P17" svg:x1="79.06pt" svg:y1="106.41pt" svg:x2="79.06pt" svg:y2="121.41pt"><text:p/></draw:line><draw:circle draw:style-name="gr9" draw:text-style-name="P21" svg:width="14.26pt" svg:height="14.26pt" svg:x="70.75pt" svg:y="87.31pt"><text:p text:style-name="P16"><text:span text:style-name="T4">２</text:span></text:p></draw:circle><draw:circle draw:style-name="gr9" draw:text-style-name="P21" svg:width="14.26pt" svg:height="14.26pt" svg:x="70.64pt" svg:y="616.65pt"><text:p text:style-name="P16"><text:span text:style-name="T4">３</text:span></text:p></draw:circle><draw:g draw:style-name="gr6"><draw:custom-shape draw:style-name="gr7" draw:text-style-name="P19" svg:width="156.93pt" svg:height="27.98pt" svg:x="0pt" svg:y="121.41pt"><text:p text:style-name="P18"><text:span text:style-name="T2">creator.outputTag</text:span></text:p><text:p text:style-name="P18"><text:span text:style-name="T2">('newDialog', 'insertdiv', '.main');</text:span></text:p><draw:enhanced-geometry svg:viewBox="0 0 21600 21600" draw:glue-points="10800 0 0 10800 10800 21600 21600 10800" draw:type="flowchart-process" draw:enhanced-path="M 0 0 L 21600 0 21600 21600 0 21600 0 0 Z N"/></draw:custom-shape><draw:custom-shape draw:style-name="gr8" draw:text-style-name="P22" svg:width="156.87pt" svg:height="27.67pt" svg:x="0pt" svg:y="149.5pt"><text:p text:style-name="P16"><text:span text:style-name="T5">新規追加ダイアログ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7" svg:x1="79.06pt" svg:y1="177.11pt" svg:x2="79.06pt" svg:y2="192.1pt"><text:p/></draw:line><draw:g draw:style-name="gr6"><draw:custom-shape draw:style-name="gr7" draw:text-style-name="P19" svg:width="156.93pt" svg:height="27.98pt" svg:x="0pt" svg:y="192.16pt"><text:p text:style-name="P18"><text:span text:style-name="T2">creator.outputTag('newDialogHeader',</text:span></text:p><text:p text:style-name="P18"><text:span text:style-name="T2"><text:s/></text:span><text:span text:style-name="T2">'dialogHeader', '#newDialog');</text:span></text:p><draw:enhanced-geometry svg:viewBox="0 0 21600 21600" draw:glue-points="10800 0 0 10800 10800 21600 21600 10800" draw:type="flowchart-process" draw:enhanced-path="M 0 0 L 21600 0 21600 21600 0 21600 0 0 Z N"/></draw:custom-shape><draw:custom-shape draw:style-name="gr8" draw:text-style-name="P22" svg:width="156.87pt" svg:height="27.67pt" svg:x="0pt" svg:y="220.25pt"><text:p text:style-name="P16"><text:span text:style-name="T5">追加ダイアログのヘッダー領域を作る</text:span></text:p><draw:enhanced-geometry svg:viewBox="0 0 21600 21600" draw:glue-points="10800 0 0 10800 10800 21600 21600 10800" draw:type="flowchart-process" draw:enhanced-path="M 0 0 L 21600 0 21600 21600 0 21600 0 0 Z N"/></draw:custom-shape></draw:g><draw:line draw:style-name="gr4" draw:text-style-name="P17" svg:x1="79.06pt" svg:y1="247.86pt" svg:x2="79.06pt" svg:y2="262.86pt"><text:p/></draw:line><draw:g draw:style-name="gr6"><draw:custom-shape draw:style-name="gr7" draw:text-style-name="P19" svg:width="156.93pt" svg:height="27.98pt" svg:x="0pt" svg:y="262.91pt"><text:p text:style-name="P18"><text:span text:style-name="T2">creator.outputTag('dialogPulldown4',</text:span></text:p><text:p text:style-name="P18"><text:span text:style-name="T2"><text:s/></text:span><text:span text:style-name="T2">'dialogPulldown4', '#newDialog');</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0pt" svg:y="291pt"><text:p text:style-name="P16"><text:span text:style-name="T3">追加ダイアログの</text:span><text:span text:style-name="T3">1</text:span><text:span text:style-name="T3">つ目</text:span><text:span text:style-name="T3">(4</text:span><text:span text:style-name="T3">連続</text:span></text:p><text:p text:style-name="P16"><text:span text:style-name="T3">プルダウン</text:span><text:span text:style-name="T3">)</text:span><text:span text:style-name="T3">のデータ入力領域を作る</text:span></text:p><draw:enhanced-geometry svg:viewBox="0 0 21600 21600" draw:glue-points="10800 0 0 10800 10800 21600 21600 10800" draw:type="flowchart-process" draw:enhanced-path="M 0 0 L 21600 0 21600 21600 0 21600 0 0 Z N"/></draw:custom-shape></draw:g><draw:line draw:style-name="gr4" draw:text-style-name="P17" svg:x1="79.06pt" svg:y1="318.61pt" svg:x2="79.06pt" svg:y2="333.61pt"><text:p/></draw:line><draw:g draw:style-name="gr6"><draw:custom-shape draw:style-name="gr7" draw:text-style-name="P23" svg:width="156.93pt" svg:height="27.98pt" svg:x="0pt" svg:y="333.64pt"><text:p text:style-name="P18"><text:span text:style-name="T8">creator.outputTag('dialogTextbox2'</text:span></text:p><text:p text:style-name="P18"><text:span text:style-name="T8">, 'dialogTextbox2', '#newDialog');</text:span></text:p><draw:enhanced-geometry svg:viewBox="0 0 21600 21600" draw:glue-points="10800 0 0 10800 10800 21600 21600 10800" draw:type="flowchart-process" draw:enhanced-path="M 0 0 L 21600 0 21600 21600 0 21600 0 0 Z N"/></draw:custom-shape><draw:custom-shape draw:style-name="gr8" draw:text-style-name="P24" svg:width="156.87pt" svg:height="27.67pt" svg:x="0pt" svg:y="361.76pt"><text:p text:style-name="P16"><text:span text:style-name="T3">追加ダイアログの</text:span><text:span text:style-name="T3">2</text:span><text:span text:style-name="T3">つ目</text:span><text:span text:style-name="T3">(2</text:span><text:span text:style-name="T3">連続テキスト</text:span></text:p><text:p text:style-name="P16"><text:span text:style-name="T3">ボックス</text:span><text:span text:style-name="T3">)</text:span><text:span text:style-name="T3">のデータ入力領域を作る</text:span></text:p><draw:enhanced-geometry svg:viewBox="0 0 21600 21600" draw:glue-points="10800 0 0 10800 10800 21600 21600 10800" draw:type="flowchart-process" draw:enhanced-path="M 0 0 L 21600 0 21600 21600 0 21600 0 0 Z N"/></draw:custom-shape></draw:g><draw:line draw:style-name="gr4" draw:text-style-name="P17" svg:x1="79.06pt" svg:y1="389.45pt" svg:x2="79.06pt" svg:y2="404.45pt"><text:p/></draw:line><draw:g draw:style-name="gr6"><draw:custom-shape draw:style-name="gr7" draw:text-style-name="P23" svg:width="156.93pt" svg:height="27.98pt" svg:x="0pt" svg:y="404.39pt"><text:p text:style-name="P18"><text:span text:style-name="T8">creator.outputTag('newDialogLast',</text:span></text:p><text:p text:style-name="P18"><text:span text:style-name="T8"><text:s/></text:span><text:span text:style-name="T8">'newDialogLast', '#newDialog');</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0pt" svg:y="432.51pt"><text:p text:style-name="P16"><text:span text:style-name="T3">追加ダイアログの</text:span><text:span text:style-name="T3">3</text:span><text:span text:style-name="T3">つ目</text:span><text:span text:style-name="T3">(</text:span><text:span text:style-name="T3">最後の</text:span></text:p><text:p text:style-name="P16"><text:span text:style-name="T3">コンテンツ</text:span><text:span text:style-name="T3">)</text:span><text:span text:style-name="T3">のデータ入力領域を作る</text:span></text:p><draw:enhanced-geometry svg:viewBox="0 0 21600 21600" draw:glue-points="10800 0 0 10800 10800 21600 21600 10800" draw:type="flowchart-process" draw:enhanced-path="M 0 0 L 21600 0 21600 21600 0 21600 0 0 Z N"/></draw:custom-shape></draw:g><draw:line draw:style-name="gr4" draw:text-style-name="P17" svg:x1="79.06pt" svg:y1="460.18pt" svg:x2="79.06pt" svg:y2="475.17pt"><text:p/></draw:line><draw:g draw:style-name="gr6"><draw:custom-shape draw:style-name="gr7" draw:text-style-name="P23" svg:width="156.93pt" svg:height="27.98pt" svg:x="0pt" svg:y="475.14pt"><text:p text:style-name="P18"><text:span text:style-name="T8">createDialog('#newDialog', '.addButton')</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0pt" svg:y="503.26pt"><text:p text:style-name="P16"><text:span text:style-name="T3">ダイアログを作る</text:span></text:p><draw:enhanced-geometry svg:viewBox="0 0 21600 21600" draw:glue-points="10800 0 0 10800 10800 21600 21600 10800" draw:type="flowchart-process" draw:enhanced-path="M 0 0 L 21600 0 21600 21600 0 21600 0 0 Z N"/></draw:custom-shape></draw:g><draw:line draw:style-name="gr4" draw:text-style-name="P17" svg:x1="79.06pt" svg:y1="530.93pt" svg:x2="79.06pt" svg:y2="545.92pt"><text:p/></draw:line><draw:g draw:style-name="gr6"><draw:custom-shape draw:style-name="gr7" draw:text-style-name="P23" svg:width="156.93pt" svg:height="27.98pt" svg:x="0pt" svg:y="545.9pt"><text:p text:style-name="P18"><text:span text:style-name="T8">creator.outputTag</text:span></text:p><text:p text:style-name="P18"><text:span text:style-name="T8">('lessStockDialog', 'insertdiv', '.main');</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0pt" svg:y="573.99pt"><text:p text:style-name="P16"><text:span text:style-name="T3">未在庫ダイアログ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7" svg:x1="79.06pt" svg:y1="601.68pt" svg:x2="79.06pt" svg:y2="616.68pt"><text:p/></draw:line><draw:line draw:style-name="gr4" draw:text-style-name="P17" svg:x1="337.55pt" svg:y1="101.51pt" svg:x2="337.55pt" svg:y2="120.3pt"><text:p/></draw:line><draw:g draw:style-name="gr6"><draw:custom-shape draw:style-name="gr7" draw:text-style-name="P23" svg:width="156.93pt" svg:height="27.98pt" svg:x="258.49pt" svg:y="120.36pt"><text:p text:style-name="P18"><text:span text:style-name="T8">creator.outputTag('lessStockDialogHeader',</text:span></text:p><text:p text:style-name="P18"><text:span text:style-name="T8"><text:s/></text:span><text:span text:style-name="T8">'dialogHeader', '#lessStockDialog');</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258.49pt" svg:y="148.45pt"><text:p text:style-name="P16"><text:span text:style-name="T3">追加ダイアログのヘッダー領域を作る</text:span></text:p><draw:enhanced-geometry svg:viewBox="0 0 21600 21600" draw:glue-points="10800 0 0 10800 10800 21600 21600 10800" draw:type="flowchart-process" draw:enhanced-path="M 0 0 L 21600 0 21600 21600 0 21600 0 0 Z N"/></draw:custom-shape></draw:g><draw:line draw:style-name="gr4" draw:text-style-name="P17" svg:x1="337.55pt" svg:y1="176.06pt" svg:x2="337.55pt" svg:y2="191.06pt"><text:p/></draw:line><draw:circle draw:style-name="gr9" draw:text-style-name="P21" svg:width="14.26pt" svg:height="14.26pt" svg:x="329.24pt" svg:y="87.31pt"><text:p text:style-name="P16"><text:span text:style-name="T4">３</text:span></text:p></draw:circle><draw:circle draw:style-name="gr9" draw:text-style-name="P21" svg:width="14.26pt" svg:height="14.26pt" svg:x="329.16pt" svg:y="616.85pt"><text:p text:style-name="P16"><text:span text:style-name="T4">E</text:span></text:p></draw:circle><draw:g draw:style-name="gr6"><draw:custom-shape draw:style-name="gr7" draw:text-style-name="P19" svg:width="156.93pt" svg:height="27.98pt" svg:x="258.49pt" svg:y="262.74pt"><text:p text:style-name="P18"><text:span text:style-name="T2">makeGrid('sendDataLessStock');</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258.49pt" svg:y="290.86pt"><text:p text:style-name="P16"><text:span text:style-name="T3">未在庫テーブルを作る</text:span></text:p><draw:enhanced-geometry svg:viewBox="0 0 21600 21600" draw:glue-points="10800 0 0 10800 10800 21600 21600 10800" draw:type="flowchart-process" draw:enhanced-path="M 0 0 L 21600 0 21600 21600 0 21600 0 0 Z N"/></draw:custom-shape></draw:g><draw:line draw:style-name="gr4" draw:text-style-name="P17" svg:x1="337.55pt" svg:y1="318.5pt" svg:x2="337.55pt" svg:y2="333.5pt"><text:p/></draw:line><draw:g draw:style-name="gr6"><draw:custom-shape draw:style-name="gr7" draw:text-style-name="P19" svg:width="156.93pt" svg:height="27.98pt" svg:x="258.49pt" svg:y="333.5pt"><text:p text:style-name="P18"><text:span text:style-name="T2">CreateDialog</text:span></text:p><text:p text:style-name="P18"><text:span text:style-name="T2">('#lessStockDialog', '.lessStockButton');</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258.49pt" svg:y="361.59pt"><text:p text:style-name="P16"><text:span text:style-name="T3">未在庫ダイアログを作る</text:span></text:p><draw:enhanced-geometry svg:viewBox="0 0 21600 21600" draw:glue-points="10800 0 0 10800 10800 21600 21600 10800" draw:type="flowchart-process" draw:enhanced-path="M 0 0 L 21600 0 21600 21600 0 21600 0 0 Z N"/></draw:custom-shape></draw:g><draw:line draw:style-name="gr4" draw:text-style-name="P17" svg:x1="337.55pt" svg:y1="389.25pt" svg:x2="337.55pt" svg:y2="404.25pt"><text:p/></draw:line><draw:g draw:style-name="gr6"><draw:custom-shape draw:style-name="gr7" draw:text-style-name="P19" svg:width="156.93pt" svg:height="27.98pt" svg:x="258.49pt" svg:y="404.25pt"><text:p text:style-name="P18"><text:span text:style-name="T2">setOptionValue();</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258.49pt" svg:y="432.34pt"><text:p text:style-name="P16"><text:span text:style-name="T3">option</text:span><text:span text:style-name="T3">タグの</text:span><text:span text:style-name="T3">value</text:span><text:span text:style-name="T3">属性に値を入れる</text:span></text:p><draw:enhanced-geometry svg:viewBox="0 0 21600 21600" draw:glue-points="10800 0 0 10800 10800 21600 21600 10800" draw:type="flowchart-process" draw:enhanced-path="M 0 0 L 21600 0 21600 21600 0 21600 0 0 Z N"/></draw:custom-shape></draw:g><draw:line draw:style-name="gr4" draw:text-style-name="P17" svg:x1="337.55pt" svg:y1="460.01pt" svg:x2="337.55pt" svg:y2="475pt"><text:p/></draw:line><draw:g draw:style-name="gr6"><draw:custom-shape draw:style-name="gr7" draw:text-style-name="P19" svg:width="156.93pt" svg:height="27.98pt" svg:x="258.49pt" svg:y="475pt"><text:p text:style-name="P18"><text:span text:style-name="T2">setName(sendAddEdit);</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258.49pt" svg:y="503.09pt"><text:p text:style-name="P16"><text:span text:style-name="T3">テキストボックスの</text:span><text:span text:style-name="T3">name</text:span><text:span text:style-name="T3">属性に値を入れる</text:span></text:p><draw:enhanced-geometry svg:viewBox="0 0 21600 21600" draw:glue-points="10800 0 0 10800 10800 21600 21600 10800" draw:type="flowchart-process" draw:enhanced-path="M 0 0 L 21600 0 21600 21600 0 21600 0 0 Z N"/></draw:custom-shape></draw:g><draw:line draw:style-name="gr4" draw:text-style-name="P17" svg:x1="337.55pt" svg:y1="530.76pt" svg:x2="337.55pt" svg:y2="545.75pt"><text:p/></draw:line><draw:g draw:style-name="gr6"><draw:custom-shape draw:style-name="gr7" draw:text-style-name="P19" svg:width="156.93pt" svg:height="27.98pt" svg:x="258.49pt" svg:y="545.75pt"><text:p text:style-name="P18"><text:span text:style-name="T2">/script</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258.49pt" svg:y="573.85pt"><text:p text:style-name="P16"><text:span text:style-name="T3">javascript</text:span><text:span text:style-name="T3">の記述の終わり</text:span></text:p><draw:enhanced-geometry svg:viewBox="0 0 21600 21600" draw:glue-points="10800 0 0 10800 10800 21600 21600 10800" draw:type="flowchart-process" draw:enhanced-path="M 0 0 L 21600 0 21600 21600 0 21600 0 0 Z N"/></draw:custom-shape></draw:g><draw:line draw:style-name="gr4" draw:text-style-name="P17" svg:x1="337.55pt" svg:y1="601.48pt" svg:x2="337.55pt" svg:y2="616.48pt"><text:p/></draw:line><draw:g draw:style-name="gr6"><draw:custom-shape draw:style-name="gr7" draw:text-style-name="P23" svg:width="156.93pt" svg:height="27.98pt" svg:x="258.49pt" svg:y="191.99pt"><text:p text:style-name="P18"><text:span text:style-name="T8">creator.outputTag('lessStockWrapList',</text:span></text:p><text:p text:style-name="P18"><text:span text:style-name="T8"><text:s/></text:span><text:span text:style-name="T8">'wrapList', '#lessStockDialog');</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258.49pt" svg:y="220.11pt"><text:p text:style-name="P16"><text:span text:style-name="T3">未在庫テーブル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7" svg:x1="337.55pt" svg:y1="247.75pt" svg:x2="337.55pt" svg:y2="262.74pt"><text:p/></draw:line></draw:g></text:p>
      <text:p text:style-name="P5"><draw:g text:anchor-type="as-char" draw:z-index="6" draw:style-name="gr10"><draw:frame draw:style-name="gr14" draw:text-style-name="P15" svg:width="476.99pt" svg:height="54.68pt" svg:x="6.01pt" svg:y="0pt"><draw:text-box><text:p><text:span text:style-name="T1">ファイル名</text:span><text:span text:style-name="T1">:receivedOrder.html</text:span><text:span text:style-name="T1"><text:tab/></text:span><text:span text:style-name="T1"><text:tab/></text:span><text:span text:style-name="T1"><text:tab/></text:span><text:span text:style-name="T1">画面名</text:span><text:span text:style-name="T1">:</text:span><text:span text:style-name="T1">新規・編集（伝票）画面</text:span></text:p><text:p><text:span text:style-name="T1">作成日　</text:span><text:span text:style-name="T1">2015.01.17</text:span><text:span text:style-name="T1"><text:tab/></text:span><text:span text:style-name="T1">設計者　</text:span><text:span text:style-name="T1">T.Yamamoto</text:span><text:span text:style-name="T1"><text:tab/></text:span><text:span text:style-name="T1">作成者　</text:span><text:span text:style-name="T1">T.Yamamoto</text:span></text:p><text:p><text:span text:style-name="T1">概要：　ボルグシステム受注の新規・編集画面をクリエイトタグを用いての作成</text:span></text:p><text:p><text:span text:style-name="T1">図の説明：　</text:span><text:span text:style-name="T1">receivedOrder.html</text:span><text:span text:style-name="T1">ファイルに記述される内容のフローチャート</text:span></text:p><text:p><text:span text:style-name="T1">パラメータ</text:span></text:p></draw:text-box></draw:frame><draw:line draw:style-name="gr4" draw:text-style-name="P17" svg:x1="98.56pt" svg:y1="78.21pt" svg:x2="98.56pt" svg:y2="97pt"><text:p/></draw:line><draw:line draw:style-name="gr5" draw:text-style-name="P16" svg:x1="252.82pt" svg:y1="58.22pt" svg:x2="252.82pt" svg:y2="645.42pt"><text:p/></draw:line><draw:g draw:style-name="gr6"><draw:custom-shape draw:style-name="gr7" draw:text-style-name="P19" svg:width="156.93pt" svg:height="27.98pt" svg:x="19.5pt" svg:y="97pt"><text:p text:style-name="P18"><text:span text:style-name="T2">body</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19.5pt" svg:y="125.09pt"><text:p text:style-name="P16"><text:span text:style-name="T3">ページ全体の領域</text:span></text:p><draw:enhanced-geometry svg:viewBox="0 0 21600 21600" draw:glue-points="10800 0 0 10800 10800 21600 21600 10800" draw:type="flowchart-process" draw:enhanced-path="M 0 0 L 21600 0 21600 21600 0 21600 0 0 Z N"/></draw:custom-shape></draw:g><draw:line draw:style-name="gr12" draw:text-style-name="P16" svg:x1="0pt" svg:y1="58.22pt" svg:x2="496.94pt" svg:y2="58.22pt"><text:p/></draw:line><draw:line draw:style-name="gr4" draw:text-style-name="P17" svg:x1="98.56pt" svg:y1="152.76pt" svg:x2="98.56pt" svg:y2="167.75pt"><text:p/></draw:line><draw:circle draw:style-name="gr9" draw:text-style-name="P21" svg:width="14.26pt" svg:height="14.26pt" svg:x="90.26pt" svg:y="63.95pt"><text:p text:style-name="P16"><text:span text:style-name="T4">S</text:span></text:p></draw:circle><draw:circle draw:style-name="gr9" draw:text-style-name="P21" svg:width="14.26pt" svg:height="14.26pt" svg:x="90.14pt" svg:y="663pt"><text:p text:style-name="P16"><text:span text:style-name="T4">1</text:span></text:p></draw:circle><draw:g draw:style-name="gr6"><draw:custom-shape draw:style-name="gr7" draw:text-style-name="P19" svg:width="156.93pt" svg:height="27.98pt" svg:x="33.65pt" svg:y="167.75pt"><text:p text:style-name="P18"><text:span text:style-name="T2">div id="container"</text:span></text:p><draw:enhanced-geometry svg:viewBox="0 0 21600 21600" draw:glue-points="10800 0 0 10800 10800 21600 21600 10800" draw:type="flowchart-process" draw:enhanced-path="M 0 0 L 21600 0 21600 21600 0 21600 0 0 Z N"/></draw:custom-shape><draw:custom-shape draw:style-name="gr8" draw:text-style-name="P22" svg:width="156.87pt" svg:height="27.67pt" svg:x="33.65pt" svg:y="195.85pt"><text:p text:style-name="P16"><text:span text:style-name="T5"><text:s/></text:span><text:span text:style-name="T5">ウィンドウサイズを取得し</text:span></text:p><text:p text:style-name="P16"><text:span text:style-name="T5">それに幅を合わせる</text:span></text:p><draw:enhanced-geometry svg:viewBox="0 0 21600 21600" draw:glue-points="10800 0 0 10800 10800 21600 21600 10800" draw:type="flowchart-process" draw:enhanced-path="M 0 0 L 21600 0 21600 21600 0 21600 0 0 Z N"/></draw:custom-shape></draw:g><draw:line draw:style-name="gr4" draw:text-style-name="P17" svg:x1="98.56pt" svg:y1="223.51pt" svg:x2="98.56pt" svg:y2="238.51pt"><text:p/></draw:line><draw:g draw:style-name="gr6"><draw:custom-shape draw:style-name="gr7" draw:text-style-name="P19" svg:width="156.93pt" svg:height="27.98pt" svg:x="47.79pt" svg:y="238.51pt"><text:p text:style-name="P18"><text:span text:style-name="T2">&lt;div class="page"&gt;</text:span></text:p><draw:enhanced-geometry svg:viewBox="0 0 21600 21600" draw:glue-points="10800 0 0 10800 10800 21600 21600 10800" draw:type="flowchart-process" draw:enhanced-path="M 0 0 L 21600 0 21600 21600 0 21600 0 0 Z N"/></draw:custom-shape><draw:custom-shape draw:style-name="gr8" draw:text-style-name="P22" svg:width="156.87pt" svg:height="27.67pt" svg:x="47.79pt" svg:y="266.6pt"><text:p text:style-name="P16"><text:span text:style-name="T5">main</text:span><text:span text:style-name="T5">以下を</text:span><text:span text:style-name="T5">page</text:span><text:span text:style-name="T5">で囲む</text:span></text:p><draw:enhanced-geometry svg:viewBox="0 0 21600 21600" draw:glue-points="10800 0 0 10800 10800 21600 21600 10800" draw:type="flowchart-process" draw:enhanced-path="M 0 0 L 21600 0 21600 21600 0 21600 0 0 Z N"/></draw:custom-shape></draw:g><draw:line draw:style-name="gr4" draw:text-style-name="P17" svg:x1="98.56pt" svg:y1="294.21pt" svg:x2="98.56pt" svg:y2="309.2pt"><text:p/></draw:line><draw:g draw:style-name="gr6"><draw:custom-shape draw:style-name="gr7" draw:text-style-name="P19" svg:width="156.93pt" svg:height="27.98pt" svg:x="61.94pt" svg:y="309.26pt"><text:p text:style-name="P18"><text:span text:style-name="T2">&lt;div class="main"&gt;</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61.94pt" svg:y="337.35pt"><text:p text:style-name="P16"><text:span text:style-name="T3">コンテンツ領域となる</text:span><text:span text:style-name="T6">div</text:span><text:span text:style-name="T3">タグ</text:span></text:p><draw:enhanced-geometry svg:viewBox="0 0 21600 21600" draw:glue-points="10800 0 0 10800 10800 21600 21600 10800" draw:type="flowchart-process" draw:enhanced-path="M 0 0 L 21600 0 21600 21600 0 21600 0 0 Z N"/></draw:custom-shape></draw:g><draw:line draw:style-name="gr4" draw:text-style-name="P17" svg:x1="98.56pt" svg:y1="364.96pt" svg:x2="98.56pt" svg:y2="379.96pt"><text:p/></draw:line><draw:g draw:style-name="gr6"><draw:custom-shape draw:style-name="gr7" draw:text-style-name="P23" svg:width="156.93pt" svg:height="27.98pt" svg:x="19.5pt" svg:y="380.01pt"><text:p text:style-name="P18"><text:span text:style-name="T7">ここから</text:span><text:span text:style-name="T8">javascript</text:span></text:p><text:p text:style-name="P18"><text:span text:style-name="T8">creator = new createTag();</text:span></text:p><draw:enhanced-geometry svg:viewBox="0 0 21600 21600" draw:glue-points="10800 0 0 10800 10800 21600 21600 10800" draw:type="flowchart-process" draw:enhanced-path="M 0 0 L 21600 0 21600 21600 0 21600 0 0 Z N"/></draw:custom-shape><draw:custom-shape draw:style-name="gr8" draw:text-style-name="P24" svg:width="156.87pt" svg:height="27.67pt" svg:x="19.5pt" svg:y="408.1pt"><text:p text:style-name="P16"><text:span text:style-name="T6">dom</text:span><text:span text:style-name="T3">要素を作るための</text:span></text:p><text:p text:style-name="P16"><text:span text:style-name="T3">クラスをインスタンス化する</text:span></text:p><draw:enhanced-geometry svg:viewBox="0 0 21600 21600" draw:glue-points="10800 0 0 10800 10800 21600 21600 10800" draw:type="flowchart-process" draw:enhanced-path="M 0 0 L 21600 0 21600 21600 0 21600 0 0 Z N"/></draw:custom-shape></draw:g><draw:line draw:style-name="gr4" draw:text-style-name="P17" svg:x1="98.56pt" svg:y1="435.8pt" svg:x2="98.56pt" svg:y2="450.79pt"><text:p/></draw:line><draw:g draw:style-name="gr6"><draw:custom-shape draw:style-name="gr7" draw:text-style-name="P23" svg:width="156.93pt" svg:height="27.98pt" svg:x="19.5pt" svg:y="450.74pt"><text:p text:style-name="P18"><text:span text:style-name="T8">creator.getJsonFile</text:span></text:p><text:p text:style-name="P18"><text:span text:style-name="T8">('source/orderReceivedAddEdit.json');</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19.5pt" svg:y="478.86pt"><text:p text:style-name="P16"><text:span text:style-name="T3">dom</text:span><text:span text:style-name="T3">に配置するデータを取得する</text:span></text:p><draw:enhanced-geometry svg:viewBox="0 0 21600 21600" draw:glue-points="10800 0 0 10800 10800 21600 21600 10800" draw:type="flowchart-process" draw:enhanced-path="M 0 0 L 21600 0 21600 21600 0 21600 0 0 Z N"/></draw:custom-shape></draw:g><draw:line draw:style-name="gr4" draw:text-style-name="P17" svg:x1="98.56pt" svg:y1="506.49pt" svg:x2="98.56pt" svg:y2="521.49pt"><text:p/></draw:line><draw:g draw:style-name="gr6"><draw:custom-shape draw:style-name="gr7" draw:text-style-name="P23" svg:width="156.93pt" svg:height="27.98pt" svg:x="19.5pt" svg:y="521.49pt"><text:p text:style-name="P18"><text:span text:style-name="T8">creator.getDomFile</text:span></text:p><text:p text:style-name="P18"><text:span text:style-name="T8">('source/template.html');</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19.5pt" svg:y="549.61pt"><text:p text:style-name="P16"><text:span text:style-name="T3">画面に配置する</text:span><text:span text:style-name="T3">dom</text:span><text:span text:style-name="T3">を取得する</text:span></text:p><draw:enhanced-geometry svg:viewBox="0 0 21600 21600" draw:glue-points="10800 0 0 10800 10800 21600 21600 10800" draw:type="flowchart-process" draw:enhanced-path="M 0 0 L 21600 0 21600 21600 0 21600 0 0 Z N"/></draw:custom-shape></draw:g><draw:line draw:style-name="gr4" draw:text-style-name="P17" svg:x1="98.56pt" svg:y1="577.25pt" svg:x2="98.56pt" svg:y2="592.24pt"><text:p/></draw:line><draw:g draw:style-name="gr6"><draw:custom-shape draw:style-name="gr7" draw:text-style-name="P23" svg:width="156.93pt" svg:height="27.98pt" svg:x="19.5pt" svg:y="592.24pt"><text:p text:style-name="P18"><text:span text:style-name="T8">creator.outputTag</text:span></text:p><text:p text:style-name="P18"><text:span text:style-name="T8">('header', 'header', '.main');</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19.5pt" svg:y="620.36pt"><text:p text:style-name="P16"><text:span text:style-name="T3">ヘッダーを作る</text:span></text:p><draw:enhanced-geometry svg:viewBox="0 0 21600 21600" draw:glue-points="10800 0 0 10800 10800 21600 21600 10800" draw:type="flowchart-process" draw:enhanced-path="M 0 0 L 21600 0 21600 21600 0 21600 0 0 Z N"/></draw:custom-shape></draw:g><draw:line draw:style-name="gr4" draw:text-style-name="P17" svg:x1="98.56pt" svg:y1="648pt" svg:x2="98.56pt" svg:y2="663pt"><text:p/></draw:line><draw:line draw:style-name="gr4" draw:text-style-name="P17" svg:x1="357.05pt" svg:y1="78.21pt" svg:x2="357.05pt" svg:y2="97pt"><text:p/></draw:line><draw:g draw:style-name="gr6"><draw:custom-shape draw:style-name="gr7" draw:text-style-name="P23" svg:width="156.93pt" svg:height="27.98pt" svg:x="277.99pt" svg:y="97pt"><text:p text:style-name="P18"><text:span text:style-name="T8">creator.outputTag</text:span></text:p><text:p text:style-name="P18"><text:span text:style-name="T8">('mainContent', 'insertdiv', '.main');</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277.99pt" svg:y="125.09pt"><text:p text:style-name="P16"><text:span text:style-name="T3">コンテンツ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7" svg:x1="357.05pt" svg:y1="152.76pt" svg:x2="357.05pt" svg:y2="167.75pt"><text:p/></draw:line><draw:circle draw:style-name="gr9" draw:text-style-name="P21" svg:width="14.26pt" svg:height="14.26pt" svg:x="348.75pt" svg:y="63.95pt"><text:p text:style-name="P16"><text:span text:style-name="T4">1</text:span></text:p></draw:circle><draw:circle draw:style-name="gr9" draw:text-style-name="P21" svg:width="14.26pt" svg:height="14.26pt" svg:x="348.66pt" svg:y="663pt"><text:p text:style-name="P16"><text:span text:style-name="T4">2</text:span></text:p></draw:circle><draw:g draw:style-name="gr6"><draw:custom-shape draw:style-name="gr7" draw:text-style-name="P19" svg:width="156.93pt" svg:height="27.98pt" svg:x="277.99pt" svg:y="239.41pt"><text:p text:style-name="P18"><text:span text:style-name="T2">creator.outputTag</text:span></text:p><text:p text:style-name="P18"><text:span text:style-name="T2">('buttonArea', 'insertdiv', '.mainContent');</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277.99pt" svg:y="267.51pt"><text:p text:style-name="P16"><text:span text:style-name="T3">コンテンツのボタン領域外枠を作る</text:span></text:p><draw:enhanced-geometry svg:viewBox="0 0 21600 21600" draw:glue-points="10800 0 0 10800 10800 21600 21600 10800" draw:type="flowchart-process" draw:enhanced-path="M 0 0 L 21600 0 21600 21600 0 21600 0 0 Z N"/></draw:custom-shape></draw:g><draw:line draw:style-name="gr4" draw:text-style-name="P17" svg:x1="357.05pt" svg:y1="295.17pt" svg:x2="357.05pt" svg:y2="310.17pt"><text:p/></draw:line><draw:g draw:style-name="gr6"><draw:custom-shape draw:style-name="gr7" draw:text-style-name="P19" svg:width="156.93pt" svg:height="27.98pt" svg:x="277.99pt" svg:y="310.14pt"><text:p text:style-name="P18"><text:span text:style-name="T2">creator.outputTag</text:span></text:p><text:p text:style-name="P18"><text:span text:style-name="T2">('editButtons', 'editButtons', '.buttonArea');</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277.99pt" svg:y="338.26pt"><text:p text:style-name="P16"><text:span text:style-name="T3">新規追加ボタンと削除ボタンの領域を作る</text:span></text:p><draw:enhanced-geometry svg:viewBox="0 0 21600 21600" draw:glue-points="10800 0 0 10800 10800 21600 21600 10800" draw:type="flowchart-process" draw:enhanced-path="M 0 0 L 21600 0 21600 21600 0 21600 0 0 Z N"/></draw:custom-shape></draw:g><draw:line draw:style-name="gr4" draw:text-style-name="P17" svg:x1="357.05pt" svg:y1="365.92pt" svg:x2="357.05pt" svg:y2="380.92pt"><text:p/></draw:line><draw:g draw:style-name="gr6"><draw:custom-shape draw:style-name="gr7" draw:text-style-name="P19" svg:width="156.93pt" svg:height="27.98pt" svg:x="277.99pt" svg:y="380.89pt"><text:p text:style-name="P18"><text:span text:style-name="T2">creator.outputTag('leftButtonArea',</text:span></text:p><text:p text:style-name="P18"><text:span text:style-name="T2"><text:s/></text:span><text:span text:style-name="T2">'sideButtonArea', '.buttonArea');</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277.99pt" svg:y="409.01pt"><text:p text:style-name="P16"><text:span text:style-name="T3">画面の左側ボタンを追加する</text:span></text:p><draw:enhanced-geometry svg:viewBox="0 0 21600 21600" draw:glue-points="10800 0 0 10800 10800 21600 21600 10800" draw:type="flowchart-process" draw:enhanced-path="M 0 0 L 21600 0 21600 21600 0 21600 0 0 Z N"/></draw:custom-shape></draw:g><draw:line draw:style-name="gr4" draw:text-style-name="P17" svg:x1="357.05pt" svg:y1="436.68pt" svg:x2="357.05pt" svg:y2="451.67pt"><text:p/></draw:line><draw:g draw:style-name="gr6"><draw:custom-shape draw:style-name="gr7" draw:text-style-name="P19" svg:width="156.93pt" svg:height="27.98pt" svg:x="277.99pt" svg:y="451.64pt"><text:p text:style-name="P18"><text:span text:style-name="T2">creator.outputTag('leftButtonArea',</text:span></text:p><text:p text:style-name="P18"><text:span text:style-name="T2"><text:s/></text:span><text:span text:style-name="T2">'sideButtonArea', '.buttonArea');</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277.99pt" svg:y="479.76pt"><text:p text:style-name="P16"><text:span text:style-name="T3">画面の右側ボタンを追加する</text:span></text:p><draw:enhanced-geometry svg:viewBox="0 0 21600 21600" draw:glue-points="10800 0 0 10800 10800 21600 21600 10800" draw:type="flowchart-process" draw:enhanced-path="M 0 0 L 21600 0 21600 21600 0 21600 0 0 Z N"/></draw:custom-shape></draw:g><draw:line draw:style-name="gr4" draw:text-style-name="P17" svg:x1="357.05pt" svg:y1="507.43pt" svg:x2="357.05pt" svg:y2="522.43pt"><text:p/></draw:line><draw:g draw:style-name="gr6"><draw:custom-shape draw:style-name="gr7" draw:text-style-name="P19" svg:width="156.93pt" svg:height="27.98pt" svg:x="277.99pt" svg:y="522.4pt"><text:p text:style-name="P18"><text:span text:style-name="T2">creator.outputTag('receivedWrapList', </text:span></text:p><text:p text:style-name="P18"><text:span text:style-name="T2">'wrapList', '.mainContent');</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277.99pt" svg:y="550.49pt"><text:p text:style-name="P16"><text:span text:style-name="T3">新規・編集テーブル領域を作る</text:span></text:p><draw:enhanced-geometry svg:viewBox="0 0 21600 21600" draw:glue-points="10800 0 0 10800 10800 21600 21600 10800" draw:type="flowchart-process" draw:enhanced-path="M 0 0 L 21600 0 21600 21600 0 21600 0 0 Z N"/></draw:custom-shape></draw:g><draw:line draw:style-name="gr4" draw:text-style-name="P17" svg:x1="357.05pt" svg:y1="578.15pt" svg:x2="357.05pt" svg:y2="593.15pt"><text:p/></draw:line><draw:g draw:style-name="gr6"><draw:custom-shape draw:style-name="gr7" draw:text-style-name="P19" svg:width="156.93pt" svg:height="27.98pt" svg:x="277.99pt" svg:y="593.15pt"><text:p text:style-name="P18"><text:span text:style-name="T2">makeGrid('receivedDataAddEdit');</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277.99pt" svg:y="621.24pt"><text:p text:style-name="P16"><text:span text:style-name="T3">受注の新規・編集画面テーブルを作る</text:span></text:p><draw:enhanced-geometry svg:viewBox="0 0 21600 21600" draw:glue-points="10800 0 0 10800 10800 21600 21600 10800" draw:type="flowchart-process" draw:enhanced-path="M 0 0 L 21600 0 21600 21600 0 21600 0 0 Z N"/></draw:custom-shape></draw:g><draw:line draw:style-name="gr4" draw:text-style-name="P17" svg:x1="357.05pt" svg:y1="648.91pt" svg:x2="357.05pt" svg:y2="663.9pt"><text:p/></draw:line><draw:g draw:style-name="gr6"><draw:custom-shape draw:style-name="gr7" draw:text-style-name="P23" svg:width="156.93pt" svg:height="27.98pt" svg:x="277.99pt" svg:y="168.66pt"><text:p text:style-name="P18"><text:span text:style-name="T8">creator.outputTag</text:span></text:p><text:p text:style-name="P18"><text:span text:style-name="T8">('dataInArea', 'dataInArea', '.mainContent');</text:span></text:p><draw:enhanced-geometry svg:viewBox="0 0 21600 21600" draw:glue-points="10800 0 0 10800 10800 21600 21600 10800" draw:type="flowchart-process" draw:enhanced-path="M 0 0 L 21600 0 21600 21600 0 21600 0 0 Z N"/></draw:custom-shape><draw:custom-shape draw:style-name="gr8" draw:text-style-name="P20" svg:width="156.87pt" svg:height="27.67pt" svg:x="277.99pt" svg:y="196.75pt"><text:p text:style-name="P16"><text:span text:style-name="T3">テキストボックスに発注データを</text:span></text:p><text:p text:style-name="P16"><text:span text:style-name="T3">入力する領域を作る</text:span></text:p><draw:enhanced-geometry svg:viewBox="0 0 21600 21600" draw:glue-points="10800 0 0 10800 10800 21600 21600 10800" draw:type="flowchart-process" draw:enhanced-path="M 0 0 L 21600 0 21600 21600 0 21600 0 0 Z N"/></draw:custom-shape></draw:g><draw:line draw:style-name="gr4" draw:text-style-name="P17" svg:x1="357.05pt" svg:y1="224.45pt" svg:x2="357.05pt" svg:y2="239.44pt"><text:p/></draw:line></draw:g></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明朝" svg:font-family="'ＭＳ 明朝'" style:font-family-generic="roman"/>
    <style:font-face style:name="Arial Unicode MS2" svg:font-family="'Arial Unicode MS'" style:font-family-generic="swiss"/>
    <style:font-face style:name="MS  Pゴシック" svg:font-family="'MS  Pゴシック'" style:font-family-generic="swiss"/>
    <style:font-face style:name="MSPゴシック" svg:font-family="MSPゴシック" style:font-family-generic="swiss"/>
    <style:font-face style:name="Monaco1" svg:font-family="Monaco" style:font-family-generic="modern" style:font-pitch="fixed"/>
    <style:font-face style:name="ＭＳ 明朝1" svg:font-family="'ＭＳ 明朝'" style:font-pitch="variable"/>
    <style:font-face style:name="Arial Unicode MS1" svg:font-family="'Arial Unicode MS'" style:font-family-generic="modern" style:font-pitch="variable"/>
    <style:font-face style:name="Liberation Serif2" svg:font-family="'Liberation Serif'" style:font-family-generic="modern" style:font-pitch="variable"/>
    <style:font-face style:name="Monaco" svg:font-family="Monaco" style:font-family-generic="modern" style:font-pitch="variable"/>
    <style:font-face style:name="ＭＳ Ｐゴシック1" svg:font-family="'ＭＳ Ｐゴシック'" style:font-family-generic="modern" style:font-pitch="variable"/>
    <style:font-face style:name="ＭＳ Ｐ明朝2" svg:font-family="'ＭＳ Ｐ明朝'"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S  Pゴシック1" svg:font-family="'MS  Pゴシック'" style:font-family-generic="swiss" style:font-pitch="variable"/>
    <style:font-face style:name="MSPゴシック1" svg:font-family="MSPゴシック" style:font-family-generic="swiss" style:font-pitch="variable"/>
    <style:font-face style:name="ＭＳ Ｐゴシック" svg:font-family="'ＭＳ Ｐゴシック'" style:font-family-generic="swiss" style:font-pitch="variable"/>
    <style:font-face style:name="ＭＳ Ｐ明朝1" svg:font-family="'ＭＳ Ｐ明朝'" style:font-family-generic="swiss" style:font-pitch="variable"/>
    <style:font-face style:name="Arial Unicode MS" svg:font-family="'Arial Unicode MS'" style:font-family-generic="system" style:font-pitch="variable"/>
    <style:font-face style:name="ＭＳ Ｐゴシック2"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6pt"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ＭＳ Ｐゴシック2" style:font-family-asian="'ＭＳ Ｐ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Footer" style:family="paragraph" style:parent-style-name="Standard" style:class="extra">
      <style:paragraph-properties text:number-lines="false" text:line-number="0">
        <style:tab-stops>
          <style:tab-stop style:position="249.31pt" style:type="center"/>
          <style:tab-stop style:position="498.61pt"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Footer">
      <style:paragraph-properties fo:text-align="center" style:justify-single-word="false"/>
      <style:text-properties officeooo:rsid="0024e2aa" officeooo:paragraph-rsid="0024e2aa"/>
    </style:style>
    <style:style style:name="MP2" style:family="paragraph" style:parent-style-name="Footer">
      <style:paragraph-properties fo:text-align="center" style:justify-single-word="false"/>
      <style:text-properties officeooo:rsid="0025ba28" officeooo:paragraph-rsid="0025ba28"/>
    </style:style>
    <style:page-layout style:name="Mpm1">
      <style:page-layout-properties fo:page-width="612pt" fo:page-height="792pt" style:num-format="1" style:print-orientation="portrait" fo:margin-top="56.69pt" fo:margin-bottom="34.89pt" fo:margin-left="56.69pt" fo:margin-right="56.69pt" style:shadow="none" fo:background-color="transparent" style:writing-mode="lr-tb" style:footnote-max-height="0pt">
        <style:background-image/>
        <style:columns fo:column-count="1" fo:column-gap="0pt"/>
        <style:footnote-sep style:width="0.51pt" style:distance-before-sep="2.86pt" style:distance-after-sep="2.86pt" style:line-style="solid" style:adjustment="left" style:rel-width="25%" style:color="#000000"/>
      </style:page-layout-properties>
      <style:header-style/>
      <style:footer-style>
        <style:header-footer-properties svg:height="33.96pt" fo:margin-left="0pt" fo:margin-right="0pt" fo:margin-top="14.14pt" style:dynamic-spacing="false"/>
      </style:footer-style>
    </style:page-layout>
    <style:page-layout style:name="Mpm2">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layout-properties fo:page-width="612pt" fo:page-height="792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footer-left>
        <text:p text:style-name="MP2"><text:page-number text:select-page="current">6</text:page-number></text:p>
      </style:footer-left>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6T15:13:40.826041000</meta:creation-date>
    <dc:date>2015-07-05T19:15:33.077291000</dc:date>
    <meta:editing-duration>PT3H22M9S</meta:editing-duration>
    <meta:editing-cycles>22</meta:editing-cycles>
    <meta:generator>LibreOffice/4.3.2.2$MacOSX_X86_64 LibreOffice_project/edfb5295ba211bd31ad47d0bad0118690f76407d</meta:generator>
    <meta:document-statistic meta:table-count="0" meta:image-count="0" meta:object-count="0" meta:page-count="8" meta:paragraph-count="10" meta:word-count="34" meta:character-count="38" meta:non-whitespace-character-count="37"/>
  </office:meta>
</office:document-meta>
</file>